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none" draw:fill="none" fo:min-height="0.598cm"/>
      <style:paragraph-properties style:writing-mode="lr-tb"/>
    </style:style>
    <style:style style:name="gr7" style:family="graphic" style:parent-style-name="standard">
      <style:graphic-properties draw:stroke="none" draw:fill="none" fo:min-height="0.823cm"/>
      <style:paragraph-properties style:writing-mode="lr-tb"/>
    </style:style>
    <style:style style:name="gr8" style:family="graphic" style:parent-style-name="standard">
      <style:graphic-properties draw:stroke="none" draw:fill="none" fo:min-height="0.541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11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</style:style>
    <style:style style:name="gr15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</style:style>
    <style:style style:name="gr16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2.347cm"/>
    </style:style>
    <style:style style:name="gr1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173cm" fo:min-width="1.921cm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/>
      <style:paragraph-properties style:writing-mode="lr-tb"/>
    </style:style>
    <style:style style:name="gr19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/>
      <style:paragraph-properties style:writing-mode="lr-tb"/>
    </style:style>
    <style:style style:name="gr20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81cm" draw:shadow-offset-x="0.203cm" draw:shadow-offset-y="0.203cm"/>
      <style:paragraph-properties style:writing-mode="lr-tb"/>
    </style:style>
    <style:style style:name="gr21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22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23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24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26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621cm" fo:min-width="0cm"/>
      <style:paragraph-properties style:writing-mode="lr-tb"/>
    </style:style>
    <style:style style:name="gr28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30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33" style:family="graphic" style:parent-style-name="standard">
      <style:graphic-properties svg:stroke-color="#ffffff" draw:fill="solid" draw:fill-color="#0000ff" draw:textarea-horizontal-align="justify" draw:textarea-vertical-align="middle" draw:auto-grow-height="false" fo:min-height="0.62cm" fo:min-width="0cm"/>
    </style:style>
    <style:style style:name="gr34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5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6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7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40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6.358cm" draw:shadow-opacity="50%"/>
      <style:paragraph-properties style:writing-mode="lr-tb"/>
    </style:style>
    <style:style style:name="gr41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4.581cm" draw:shadow-opacity="50%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4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45" style:family="graphic" style:parent-style-name="standard">
      <style:graphic-properties draw:stroke="none" draw:fill="none" fo:min-height="0.636cm"/>
      <style:paragraph-properties style:writing-mode="lr-tb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47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48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49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862cm" fo:min-width="1.024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173cm" fo:min-width="1.921cm"/>
    </style:style>
    <style:style style:name="gr54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1.173cm" fo:min-width="1.921cm"/>
    </style:style>
    <style:style style:name="gr55" style:family="graphic" style:parent-style-name="standard">
      <style:graphic-properties draw:fill="solid" draw:fill-color="#999999" draw:textarea-horizontal-align="justify" draw:textarea-vertical-align="middle" draw:auto-grow-height="false" fo:min-height="0.62cm" fo:min-width="0cm"/>
    </style:style>
    <style:style style:name="gr56" style:family="graphic" style:parent-style-name="standard">
      <style:graphic-properties draw:fill="solid" draw:fill-color="#ff0066" draw:textarea-horizontal-align="justify" draw:textarea-vertical-align="middle" draw:auto-grow-height="false" fo:min-height="0.552cm" fo:min-width="0cm"/>
    </style:style>
    <style:style style:name="gr5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58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0.683cm"/>
    </style:style>
    <style:style style:name="gr59" style:family="graphic" style:parent-style-name="standard">
      <style:graphic-properties draw:stroke="none" draw:fill="none" fo:min-height="0.713cm"/>
      <style:paragraph-properties style:writing-mode="lr-tb"/>
    </style:style>
    <style:style style:name="gr60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61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2" style:family="graphic" style:parent-style-name="objectwithoutfill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3" style:family="graphic">
      <style:graphic-properties style:protect="size"/>
    </style:style>
    <style:style style:name="gr64" style:family="graphic" style:parent-style-name="standard">
      <style:graphic-properties draw:stroke="none" draw:fill="none" fo:min-height="3.811cm"/>
      <style:paragraph-properties style:writing-mode="lr-tb"/>
    </style:style>
    <style:style style:name="gr65" style:family="graphic" style:parent-style-name="standard">
      <style:graphic-properties draw:stroke="none" draw:fill="none" fo:min-height="0.514cm"/>
      <style:paragraph-properties style:writing-mode="lr-tb"/>
    </style:style>
    <style:style style:name="gr66" style:family="graphic" style:parent-style-name="standard">
      <style:graphic-properties draw:stroke="none" draw:fill="none" fo:min-height="0.766cm"/>
      <style:paragraph-properties style:writing-mode="lr-tb"/>
    </style:style>
    <style:style style:name="gr67" style:family="graphic" style:parent-style-name="standard">
      <style:graphic-properties draw:stroke="none" draw:fill="none" fo:min-height="0.509cm"/>
      <style:paragraph-properties style:writing-mode="lr-tb"/>
    </style:style>
    <style:style style:name="gr68" style:family="graphic" style:parent-style-name="standard">
      <style:graphic-properties draw:stroke="none" draw:fill="none" fo:min-height="0.512cm"/>
      <style:paragraph-properties style:writing-mode="lr-tb"/>
    </style:style>
    <style:style style:name="gr69" style:family="graphic" style:parent-style-name="standard">
      <style:graphic-properties draw:stroke="none" draw:fill="none" fo:min-height="0.637cm"/>
      <style:paragraph-properties style:writing-mode="lr-tb"/>
    </style:style>
    <style:style style:name="gr70" style:family="graphic" style:parent-style-name="standard">
      <style:graphic-properties draw:stroke="none" draw:fill="none" fo:min-height="3.176cm"/>
      <style:paragraph-properties style:writing-mode="lr-tb"/>
    </style:style>
    <style:style style:name="gr71" style:family="graphic" style:parent-style-name="standard">
      <style:graphic-properties draw:stroke="none" draw:fill="none" fo:min-height="0.763cm"/>
      <style:paragraph-properties style:writing-mode="lr-tb"/>
    </style:style>
    <style:style style:name="gr72" style:family="graphic" style:parent-style-name="standard">
      <style:graphic-properties draw:stroke="none" draw:fill="none" fo:min-height="0.884cm"/>
      <style:paragraph-properties style:writing-mode="lr-tb"/>
    </style:style>
    <style:style style:name="gr73" style:family="graphic" style:parent-style-name="standard" style:list-style-name="L1">
      <style:graphic-properties draw:stroke="none" draw:fill="none" fo:min-height="0.845cm"/>
      <style:paragraph-properties style:writing-mode="lr-tb"/>
    </style:style>
    <style:style style:name="gr74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draw:fill="none" fo:min-height="0.771cm"/>
      <style:paragraph-properties style:writing-mode="lr-tb"/>
    </style:style>
    <style:style style:name="gr76" style:family="graphic" style:parent-style-name="standard">
      <style:graphic-properties draw:stroke="none" draw:fill="none" fo:min-height="0.004cm"/>
      <style:paragraph-properties style:writing-mode="lr-tb"/>
    </style:style>
    <style:style style:name="gr77" style:family="graphic" style:parent-style-name="standard">
      <style:graphic-properties draw:stroke="dash" draw:stroke-dash="Fine_20_Dashed"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dash" draw:stroke-dash="Fine_20_Dashed" svg:stroke-width="0.1cm" svg:stroke-color="#ff3333" draw:marker-start-width="0.35cm" draw:marker-end-width="0.35cm" draw:textarea-vertical-align="middle" fo:padding-top="0.175cm" fo:padding-bottom="0.175cm" fo:padding-left="0.3cm" fo:padding-right="0.3cm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1" fo:font-size="12.6999998092651pt" style:font-size-asian="18pt" style:font-size-complex="18pt"/>
    </style:style>
    <style:style style:name="P6" style:family="paragraph">
      <loext:graphic-properties draw:fill="none"/>
      <style:paragraph-properties style:writing-mode="lr-tb"/>
      <style:text-properties style:font-name="Consolas1" fo:font-size="15pt" style:font-size-asian="15pt" style:font-size-complex="15pt"/>
    </style:style>
    <style:style style:name="P7" style:family="paragraph">
      <loext:graphic-properties draw:fill="none"/>
      <style:paragraph-properties style:writing-mode="lr-tb"/>
      <style:text-properties style:font-name="Consolas1" fo:font-size="16.299999237060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Consolas1" fo:font-size="16.2999992370605pt"/>
    </style:style>
    <style:style style:name="P10" style:family="paragraph">
      <style:paragraph-properties fo:text-align="start" style:writing-mode="lr-tb"/>
      <style:text-properties fo:font-size="18pt"/>
    </style:style>
    <style:style style:name="P11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2" style:family="paragraph">
      <style:paragraph-properties fo:text-align="end" style:writing-mode="lr-tb"/>
      <style:text-properties fo:font-size="18pt"/>
    </style:style>
    <style:style style:name="P13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style:paragraph-properties fo:text-align="center" style:writing-mode="lr-tb"/>
      <style:text-properties style:font-name="Consolas1" fo:font-size="14pt" style:font-size-asian="18pt" style:font-size-complex="18pt"/>
    </style:style>
    <style:style style:name="P16" style:family="paragraph">
      <loext:graphic-properties draw:fill="solid" draw:fill-color="#ffd320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Consolas1" fo:font-size="12.6999998092651pt" style:font-size-asian="18pt" style:font-size-complex="18pt"/>
    </style:style>
    <style:style style:name="P19" style:family="paragraph">
      <loext:graphic-properties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style:font-name="Consolas1"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Consolas1" fo:font-size="18pt"/>
    </style:style>
    <style:style style:name="P23" style:family="paragraph">
      <loext:graphic-properties draw:fill-color="#ccffcc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4" style:family="paragraph">
      <loext:graphic-properties draw:fill="solid" draw:fill-color="#729fcf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5" style:family="paragraph">
      <loext:graphic-properties draw:fill="solid" draw:fill-color="#ff950e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6" style:family="paragraph">
      <loext:graphic-properties draw:fill="solid" draw:fill-color="#9933ff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7" style:family="paragraph">
      <style:text-properties fo:font-style="normal" style:font-style-asian="normal" style:font-style-complex="normal"/>
    </style:style>
    <style:style style:name="P28" style:family="paragraph">
      <loext:graphic-properties draw:fill="none" draw:fill-color="#ffffff"/>
      <style:paragraph-properties style:writing-mode="lr-tb"/>
      <style:text-properties style:font-name="Consolas1" fo:font-size="18pt" fo:font-style="normal" style:font-style-asian="normal" style:font-style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0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1" style:family="paragraph">
      <loext:graphic-properties draw:fill="none" draw:fill-color="#ffffff"/>
      <style:paragraph-properties style:writing-mode="lr-tb"/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Consolas1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cc9900" loext:opacity="100%" style:font-name="Consolas1" fo:font-size="18pt" fo:font-weight="bold" style:font-weight-asian="bold" style:font-weight-complex="bold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 style:writing-mode="lr-tb"/>
      <style:text-properties fo:color="#669900" loext:opacity="100%" style:font-name="Consolas1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999999"/>
      <style:paragraph-properties fo:text-align="center"/>
    </style:style>
    <style:style style:name="P37" style:family="paragraph">
      <loext:graphic-properties draw:fill="solid" draw:fill-color="#ff0066"/>
      <style:paragraph-properties fo:text-align="center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solid" draw:fill-color="#ff3333" draw:opacity="20%"/>
      <style:paragraph-properties style:writing-mode="lr-tb"/>
      <style:text-properties style:font-name="Consolas1" fo:font-size="16.2999992370605pt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style:text-properties fo:color="#000000" loext:opacity="100%" fo:font-size="18pt"/>
    </style:style>
    <style:style style:name="P42" style:family="paragraph">
      <loext:graphic-properties draw:fill="none"/>
      <style:text-properties fo:color="#000000" loext:opacity="100%" style:font-name="Consolas1" fo:font-size="18pt"/>
    </style:style>
    <style:style style:name="P43" style:family="paragraph">
      <style:text-properties style:font-name="Consolas1" fo:font-size="18pt"/>
    </style:style>
    <style:style style:name="P44" style:family="paragraph">
      <loext:graphic-properties draw:fill="none"/>
      <style:text-properties style:font-name="Consolas1" fo:font-size="18pt"/>
    </style:style>
    <style:style style:name="P45" style:family="paragraph">
      <style:text-properties style:font-name="Consolas1"/>
    </style:style>
    <style:style style:name="P46" style:family="paragraph">
      <loext:graphic-properties draw:fill="none"/>
      <style:text-properties style:font-name="Consolas1"/>
    </style:style>
    <style:style style:name="P47" style:family="paragraph">
      <loext:graphic-properties draw:fill="none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style:text-properties style:font-name="Consolas1" fo:font-size="18pt" style:font-size-asian="18pt" style:font-size-complex="18pt"/>
    </style:style>
    <style:style style:name="P50" style:family="paragraph">
      <loext:graphic-properties draw:fill="none"/>
      <style:text-properties style:font-name="Consolas1" fo:font-size="18pt" style:font-size-asian="18pt" style:font-size-complex="18pt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53" style:family="paragraph">
      <style:text-properties fo:color="#000000" loext:opacity="100%"/>
    </style:style>
    <style:style style:name="P54" style:family="paragraph">
      <loext:graphic-properties draw:fill="none"/>
      <style:text-properties fo:color="#000000" loext:opacity="100%" style:font-name="Consolas1"/>
    </style:style>
    <style:style style:name="P55" style:family="paragraph">
      <loext:graphic-properties draw:fill-color="#ffffff"/>
    </style:style>
    <style:style style:name="T1" style:family="text">
      <style:text-properties style:font-name="Consolas1" fo:font-size="14pt" style:font-size-asian="18pt" style:font-size-complex="18pt"/>
    </style:style>
    <style:style style:name="T2" style:family="text">
      <style:text-properties style:font-name="Consolas1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1" fo:font-size="15pt" style:font-size-asian="15pt" style:font-size-complex="15pt"/>
    </style:style>
    <style:style style:name="T4" style:family="text">
      <style:text-properties style:font-name="Consolas1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1" fo:font-size="16.2999992370605pt"/>
    </style:style>
    <style:style style:name="T6" style:family="text">
      <style:text-properties fo:font-size="18pt"/>
    </style:style>
    <style:style style:name="T7" style:family="text">
      <style:text-properties style:font-name="Consolas1" fo:font-size="18pt"/>
    </style:style>
    <style:style style:name="T8" style:family="text">
      <style:text-properties style:font-name="Consolas1" fo:font-size="18pt" fo:font-style="normal" style:font-style-asian="normal" style:font-style-complex="normal"/>
    </style:style>
    <style:style style:name="T9" style:family="text"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Consolas1"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Consolas1" fo:font-size="18pt" fo:font-weight="bold" style:font-weight-asian="bold" style:font-weight-complex="bold"/>
    </style:style>
    <style:style style:name="T12" style:family="text">
      <style:text-properties fo:color="#cc9900" loext:opacity="100%" style:font-name="Consolas1"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cc9900" loext:opacity="100%" style:font-name="Consolas1" fo:font-size="18pt" fo:font-weight="bold" style:font-weight-asian="bold" style:font-weight-complex="bold"/>
    </style:style>
    <style:style style:name="T14" style:family="text">
      <style:text-properties fo:color="#669900" loext:opacity="100%" style:font-name="Consola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color="#669900" loext:opacity="100%" style:font-name="Consolas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Consolas1" fo:background-color="#cccccc"/>
    </style:style>
    <style:style style:name="T18" style:family="text">
      <style:text-properties fo:color="#000000" loext:opacity="100%" style:font-name="Consolas1" fo:background-color="#9999ff"/>
    </style:style>
    <style:style style:name="T19" style:family="text">
      <style:text-properties fo:color="#000000" loext:opacity="100%" style:font-name="Consolas1" fo:background-color="#ff9999"/>
    </style:style>
    <style:style style:name="T20" style:family="text">
      <style:text-properties fo:color="#000000" loext:opacity="100%" style:font-name="Consolas1" fo:background-color="#99ff66"/>
    </style:style>
    <style:style style:name="T21" style:family="text">
      <style:text-properties fo:color="#000000" loext:opacity="100%" style:font-name="Consolas1" fo:background-color="#ffff66"/>
    </style:style>
    <style:style style:name="T22" style:family="text">
      <style:text-properties fo:color="#000000" loext:opacity="100%" style:font-name="Consolas1" fo:background-color="#ff66cc"/>
    </style:style>
    <style:style style:name="T23" style:family="text">
      <style:text-properties style:font-name="Consolas1"/>
    </style:style>
    <style:style style:name="T24" style:family="text">
      <style:text-properties fo:color="#999999" loext:opacity="100%" style:font-name="Consolas1"/>
    </style:style>
    <style:style style:name="T25" style:family="text">
      <style:text-properties fo:color="#000000" loext:opacity="100%" style:font-name="Consolas1" fo:font-size="18pt" fo:background-color="#99ff66"/>
    </style:style>
    <style:style style:name="T26" style:family="text">
      <style:text-properties fo:color="#000000" loext:opacity="100%" style:font-name="Consolas1" fo:font-size="18pt" fo:background-color="#ffff66"/>
    </style:style>
    <style:style style:name="T27" style:family="text">
      <style:text-properties fo:color="#000000" loext:opacity="100%" style:font-name="Consolas1" fo:font-size="18pt" fo:background-color="#9999ff"/>
    </style:style>
    <style:style style:name="T28" style:family="text">
      <style:text-properties fo:color="#000000" loext:opacity="100%" style:font-name="Consolas1" fo:font-size="18pt" fo:background-color="#ff9999"/>
    </style:style>
    <style:style style:name="T29" style:family="text">
      <style:text-properties style:font-name="Consolas1" fo:font-size="18pt" fo:background-color="#cccccc" style:font-size-asian="18pt" style:font-size-complex="1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cccccc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9999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ff9999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99ff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font-name="Consolas1" fo:font-size="18pt" fo:background-color="#99ff66" style:font-size-asian="18pt" style:font-size-complex="18pt"/>
    </style:style>
    <style:style style:name="T35" style:family="text">
      <style:text-properties fo:color="#000000" loext:opacity="100%" style:font-name="Consolas1" fo:font-size="18pt" fo:background-color="#ffff66" style:font-size-asian="18pt" style:font-size-complex="18pt"/>
    </style:style>
    <style:style style:name="T36" style:family="text">
      <style:text-properties style:font-name="Consolas1" fo:font-size="18pt" fo:background-color="#ff66cc" style:font-size-asian="18pt" style:font-size-complex="18pt"/>
    </style:style>
    <style:style style:name="T37" style:family="text">
      <style:text-properties style:font-name="Consolas1" fo:font-size="18pt" style:font-size-asian="18pt" style:font-size-complex="18pt"/>
    </style:style>
    <style:style style:name="T38" style:family="text">
      <style:text-properties fo:color="#000000" loext:opacity="100%"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348cm" svg:height="0.759cm" svg:x="4.808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49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61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58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315cm" svg:height="0.871cm" svg:x="5.469cm" svg:y="5.025cm">
          <draw:text-box>
            <text:p><text:span text:style-name="T1">orf</text:span></text:p>
          </draw:text-box>
        </draw:frame>
        <draw:frame draw:style-name="gr6" draw:text-style-name="P6" draw:layer="layout" svg:width="1.722cm" svg:height="0.848cm" svg:x="3.256cm" svg:y="8.371cm">
          <draw:text-box>
            <text:p><text:span text:style-name="T2">Zra</text:span><text:span text:style-name="T3">I</text:span></text:p>
          </draw:text-box>
        </draw:frame>
        <draw:frame draw:style-name="gr7" draw:text-style-name="P7" draw:layer="layout" svg:width="2.339cm" svg:height="1.073cm" svg:x="7.264cm" svg:y="8.3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1cm">
          <draw:text-box>
            <text:p><text:span text:style-name="T2">Aji</text:span><text:span text:style-name="T3">I</text:span></text:p>
          </draw:text-box>
        </draw:frame>
        <draw:line draw:style-name="gr9" draw:text-style-name="P8" draw:layer="layout" svg:x1="4.108cm" svg:y1="8.125cm" svg:x2="4.616cm" svg:y2="7.617cm">
          <text:p/>
        </draw:line>
        <draw:line draw:style-name="gr9" draw:text-style-name="P8" draw:layer="layout" svg:x1="6.14cm" svg:y1="8.025cm" svg:x2="6.14cm" svg:y2="7.671cm">
          <text:p/>
        </draw:line>
        <draw:line draw:style-name="gr9" draw:text-style-name="P8" draw:layer="layout" svg:x1="8.172cm" svg:y1="8.125cm" svg:x2="7.664cm" svg:y2="7.617cm">
          <text:p/>
        </draw:line>
        <draw:frame draw:style-name="gr10" draw:text-style-name="P9" xml:id="id2" draw:id="id2" draw:layer="layout" svg:width="4.947cm" svg:height="0.899cm" svg:x="3.531cm" svg:y="9.444cm">
          <draw:text-box>
            <text:p><text:span text:style-name="T5">pYPKa(pUC amp)</text:span></text:p>
          </draw:text-box>
        </draw:frame>
        <draw:connector draw:style-name="gr11" draw:text-style-name="P8" draw:layer="layout" draw:type="curve" svg:x1="2.307cm" svg:y1="7.215cm" svg:x2="3.531cm" svg:y2="9.893cm" draw:start-shape="id1" draw:start-glue-point="3" draw:end-shape="id2" draw:end-glue-point="3" svg:d="M2307 7215c-751 0-1363 2678 1224 2678" svg:viewBox="0 0 1876 2679">
          <text:p/>
        </draw:connector>
        <draw:connector draw:style-name="gr11" draw:text-style-name="P8" draw:layer="layout" draw:type="curve" svg:x1="10.23cm" svg:y1="7.215cm" svg:x2="8.478cm" svg:y2="9.893cm" draw:start-shape="id3" draw:start-glue-point="1" draw:end-shape="id2" draw:end-glue-point="1" svg:d="M10230 7215c750 0 1626 2678-1752 2678" svg:viewBox="0 0 2443 2679">
          <text:p/>
        </draw:connector>
        <draw:connector draw:style-name="gr12" draw:text-style-name="P8" draw:layer="layout" draw:type="line" svg:x1="2.453cm" svg:y1="5.896cm" svg:x2="4.712cm" svg:y2="6.722cm" svg:d="M2453 5896l2259 826" svg:viewBox="0 0 2260 827">
          <text:p/>
        </draw:connector>
        <draw:connector draw:style-name="gr12" draw:text-style-name="P8" draw:layer="layout" draw:type="line" svg:x1="6.117cm" svg:y1="6.087cm" svg:x2="6.114cm" svg:y2="6.709cm" svg:d="M6117 6087l-3 622" svg:viewBox="0 0 4 623">
          <text:p/>
        </draw:connector>
        <draw:connector draw:style-name="gr12" draw:text-style-name="P8" draw:layer="layout" draw:type="line" svg:x1="9.565cm" svg:y1="5.896cm" svg:x2="7.622cm" svg:y2="6.828cm" svg:d="M9565 5896l-1943 932" svg:viewBox="0 0 1944 933">
          <text:p/>
        </draw:connector>
        <draw:connector draw:style-name="gr13" draw:text-style-name="P8" draw:layer="layout" draw:type="curve" svg:x1="14.517cm" svg:y1="21.613cm" svg:x2="15.831cm" svg:y2="24.744cm" draw:start-shape="id4" draw:start-glue-point="3" draw:end-shape="id5" draw:end-glue-point="3" svg:d="M14517 21613c-753 0-1410 3131 1314 3131" svg:viewBox="0 0 1974 3132">
          <text:p/>
        </draw:connector>
        <draw:custom-shape draw:style-name="gr14" draw:text-style-name="P1" draw:layer="layout" svg:width="5.331cm" svg:height="1.575cm" svg:x="20.501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607cm" svg:height="1.575cm" svg:x="25.835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.999cm" svg:height="1.575cm" svg:x="31.439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2.573cm" svg:height="1.575cm" svg:x="17.9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778cm" svg:height="1.016cm" svg:x="15.374cm" svg:y="12.88cm">
          <text:p text:style-name="P10"><text:span text:style-name="T6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778cm" svg:height="1.016cm" svg:x="35.28cm" svg:y="16.324cm">
          <text:p text:style-name="P12"><text:span text:style-name="T6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778cm" svg:height="1.016cm" svg:x="31.471cm" svg:y="16.324cm">
          <text:p text:style-name="P12"><text:span text:style-name="T6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1" draw:layer="layout" svg:width="2.157cm" svg:height="1.016cm" svg:x="18.263cm" svg:y="12.88cm">
          <text:p text:style-name="P10"><text:span text:style-name="T6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1.778cm" svg:height="1.016cm" svg:x="20.5cm" svg:y="12.88cm">
          <text:p text:style-name="P10"><text:span text:style-name="T6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778cm" svg:height="1.016cm" svg:x="29.644cm" svg:y="16.324cm">
          <text:p text:style-name="P12"><text:span text:style-name="T6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1.778cm" svg:height="1.016cm" svg:x="25.832cm" svg:y="12.88cm">
          <text:p text:style-name="P10"><text:span text:style-name="T6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778cm" svg:height="1.016cm" svg:x="24.024cm" svg:y="16.324cm">
          <text:p text:style-name="P12"><text:span text:style-name="T6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0.531cm" svg:height="0.92cm" svg:x="27.167cm" svg:y="2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531cm" svg:height="0.92cm" svg:x="30.858cm" svg:y="2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531cm" svg:height="0.92cm" svg:x="30.887cm" svg:y="3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0.531cm" svg:height="0.92cm" svg:x="33.08cm" svg:y="3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531cm" svg:height="0.852cm" svg:x="33.08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0.531cm" svg:height="0.852cm" svg:x="36.893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3.048cm" svg:height="0.912cm" svg:x="27.736cm" svg:y="2.531cm">
          <text:p text:style-name="P15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8" draw:layer="layout" svg:width="1.467cm" svg:height="0.871cm" svg:x="31.528cm" svg:y="3.671cm">
          <draw:text-box>
            <text:p text:style-name="P17"><text:span text:style-name="T1">orf</text:span></text:p>
          </draw:text-box>
        </draw:frame>
        <draw:custom-shape draw:style-name="gr28" draw:text-style-name="P19" draw:layer="layout" svg:width="3.194cm" svg:height="0.852cm" svg:x="33.699cm" svg:y="4.726cm">
          <text:p text:style-name="P15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3.451cm" svg:height="0.886cm" svg:x="26.72cm" svg:y="1.514cm">
          <draw:text-box>
            <text:p><text:span text:style-name="T7">577..567</text:span></text:p>
          </draw:text-box>
        </draw:frame>
        <draw:frame draw:style-name="gr29" draw:text-style-name="P22" draw:layer="layout" svg:width="3.722cm" svg:height="0.886cm" svg:x="32.203cm" svg:y="2.669cm">
          <draw:text-box>
            <text:p text:style-name="P21"><text:span text:style-name="T7">468..467</text:span></text:p>
          </draw:text-box>
        </draw:frame>
        <draw:frame draw:style-name="gr29" draw:text-style-name="P20" draw:layer="layout" svg:width="3.471cm" svg:height="0.886cm" svg:x="35.759cm" svg:y="3.837cm">
          <draw:text-box>
            <text:p><text:span text:style-name="T7">568..578</text:span></text:p>
          </draw:text-box>
        </draw:frame>
        <draw:custom-shape draw:style-name="gr21" draw:text-style-name="P4" draw:layer="layout" svg:width="0.531cm" svg:height="0.92cm" svg:x="15.117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531cm" svg:height="0.92cm" svg:x="18.808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531cm" svg:height="0.852cm" svg:x="21.518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0.531cm" svg:height="0.852cm" svg:x="25.243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3.048cm" svg:height="0.912cm" svg:x="15.686cm" svg:y="19.929cm">
          <text:p text:style-name="P15"><text:span text:style-name="T1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1" draw:text-style-name="P18" draw:layer="layout" svg:width="1.935cm" svg:height="0.871cm" svg:x="19.478cm" svg:y="19.95cm">
          <draw:text-box>
            <text:p text:style-name="P17"><text:span text:style-name="T1">orf1</text:span></text:p>
          </draw:text-box>
        </draw:frame>
        <draw:custom-shape draw:style-name="gr28" draw:text-style-name="P19" draw:layer="layout" svg:width="3.194cm" svg:height="0.852cm" svg:x="22.049cm" svg:y="19.959cm">
          <text:p text:style-name="P15"><text:span text:style-name="T1">terminato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2" draw:text-style-name="P20" draw:layer="layout" svg:width="3.314cm" svg:height="1.013cm" svg:x="16.473cm" svg:y="18.52cm">
          <draw:text-box>
            <text:p><text:span text:style-name="T7">577..494</text:span></text:p>
          </draw:text-box>
        </draw:frame>
        <draw:custom-shape draw:style-name="gr33" draw:text-style-name="P4" draw:layer="layout" svg:width="0.531cm" svg:height="0.92cm" svg:x="21.521cm" svg:y="21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531cm" svg:height="0.92cm" svg:x="25.212cm" svg:y="21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531cm" svg:height="0.852cm" svg:x="27.922cm" svg:y="21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0.531cm" svg:height="0.852cm" svg:x="31.647cm" svg:y="21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3.048cm" svg:height="0.912cm" svg:x="22.09cm" svg:y="21.254cm">
          <text:p text:style-name="P15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1" draw:text-style-name="P18" draw:layer="layout" svg:width="1.935cm" svg:height="0.871cm" svg:x="25.882cm" svg:y="21.295cm">
          <draw:text-box>
            <text:p text:style-name="P17"><text:span text:style-name="T1">orf2</text:span></text:p>
          </draw:text-box>
        </draw:frame>
        <draw:custom-shape draw:style-name="gr35" draw:text-style-name="P25" draw:layer="layout" svg:width="3.194cm" svg:height="0.852cm" svg:x="28.453cm" svg:y="21.314cm">
          <text:p text:style-name="P15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4" draw:layer="layout" svg:width="0.531cm" svg:height="0.92cm" svg:x="27.971cm" svg:y="22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531cm" svg:height="0.92cm" svg:x="31.662cm" svg:y="22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531cm" svg:height="0.852cm" svg:x="34.372cm" svg:y="22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0.531cm" svg:height="0.852cm" svg:x="38.097cm" svg:y="22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048cm" svg:height="0.912cm" svg:x="28.54cm" svg:y="22.528cm">
          <text:p text:style-name="P15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1" draw:text-style-name="P18" draw:layer="layout" svg:width="1.935cm" svg:height="0.871cm" svg:x="32.332cm" svg:y="22.569cm">
          <draw:text-box>
            <text:p text:style-name="P17"><text:span text:style-name="T1">orf3</text:span></text:p>
          </draw:text-box>
        </draw:frame>
        <draw:custom-shape draw:style-name="gr37" draw:text-style-name="P26" draw:layer="layout" svg:width="3.194cm" svg:height="0.852cm" svg:x="34.903cm" svg:y="22.588cm">
          <text:p text:style-name="P15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4.259cm" svg:height="0.886cm" svg:x="34.927cm" svg:y="21.718cm">
          <draw:text-box>
            <text:p><text:span text:style-name="T7">1123..578</text:span></text:p>
          </draw:text-box>
        </draw:frame>
        <draw:frame draw:style-name="gr29" draw:text-style-name="P20" draw:layer="layout" svg:width="3.833cm" svg:height="0.886cm" svg:x="28.654cm" svg:y="19.917cm">
          <draw:text-box>
            <text:p><text:span text:style-name="T7">1123..494</text:span></text:p>
          </draw:text-box>
        </draw:frame>
        <draw:line draw:style-name="gr38" draw:text-style-name="P8" draw:layer="layout" svg:x1="20.5cm" svg:y1="10.676cm" svg:x2="20.5cm" svg:y2="15.114cm">
          <text:p/>
        </draw:line>
        <draw:line draw:style-name="gr38" draw:text-style-name="P8" draw:layer="layout" svg:x1="25.867cm" svg:y1="10.796cm" svg:x2="25.867cm" svg:y2="15.368cm">
          <text:p/>
        </draw:line>
        <draw:frame draw:style-name="gr29" draw:text-style-name="P28" draw:layer="layout" svg:width="2.213cm" svg:height="0.886cm" svg:x="19.352cm" svg:y="9.922cm">
          <draw:text-box>
            <text:p text:style-name="P27"><text:span text:style-name="T8">ZraI</text:span></text:p>
          </draw:text-box>
        </draw:frame>
        <draw:frame draw:style-name="gr29" draw:text-style-name="P20" draw:layer="layout" svg:width="2.675cm" svg:height="0.886cm" svg:x="24.732cm" svg:y="9.922cm">
          <draw:text-box>
            <text:p><text:span text:style-name="T8">AjiI</text:span></text:p>
          </draw:text-box>
        </draw:frame>
        <draw:frame draw:style-name="gr29" draw:text-style-name="P28" draw:layer="layout" svg:width="2.467cm" svg:height="0.886cm" svg:x="30.274cm" svg:y="9.922cm">
          <draw:text-box>
            <text:p text:style-name="P27"><text:span text:style-name="T8">EcoRV</text:span></text:p>
          </draw:text-box>
        </draw:frame>
        <draw:line draw:style-name="gr38" draw:text-style-name="P8" draw:layer="layout" svg:x1="31.39cm" svg:y1="10.796cm" svg:x2="31.39cm" svg:y2="17.34cm">
          <text:p/>
        </draw:line>
        <draw:frame draw:style-name="gr39" draw:text-style-name="P20" draw:layer="layout" svg:width="4.826cm" svg:height="2.791cm" svg:x="-13.74cm" svg:y="2.39cm">
          <draw:text-box>
            <text:p><text:span text:style-name="T7"/></text:p>
            <text:p><text:span text:style-name="T7"/></text:p>
          </draw:text-box>
        </draw:frame>
        <draw:custom-shape draw:style-name="gr40" draw:text-style-name="P30" draw:layer="layout" svg:width="6.858cm" svg:height="2.541cm" svg:x="17.471cm" svg:y="2.893cm">
          <text:p text:style-name="P29"><text:span text:style-name="T7">Transcriptional </text:span></text:p>
          <text:p text:style-name="P29"><text:span text:style-name="T7">Unit (TU)</text:span></text:p>
          <draw:enhanced-geometry svg:viewBox="0 0 21600 21600" draw:mirror-horizontal="false" draw:mirror-vertical="false" draw:text-areas="0 0 21600 21600" draw:type="pentagon-right" draw:modifiers="17172.29916897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1" draw:text-style-name="P30" draw:layer="layout" svg:width="5.08cm" svg:height="3.048cm" svg:x="6.579cm" svg:y="22.073cm">
          <text:p text:style-name="P29"><text:span text:style-name="T7">Multiple </text:span></text:p>
          <text:p text:style-name="P29"><text:span text:style-name="T7">Expression</text:span></text:p>
          <text:p text:style-name="P29"><text:span text:style-name="T7">Construct</text:span></text:p>
          <draw:enhanced-geometry svg:viewBox="0 0 21600 21600" draw:mirror-horizontal="false" draw:mirror-vertical="false" draw:text-areas="0 0 21600 21600" draw:type="pentagon-right" draw:modifiers="16201.062782916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2" draw:text-style-name="P31" draw:layer="layout" svg:width="13.716cm" svg:height="1.381cm" svg:x="0.991cm" svg:y="0.991cm">
          <draw:text-box>
            <text:p><text:span text:style-name="T9">The Yeast Pathway </text:span><text:span text:style-name="T9">Kit</text:span></text:p>
          </draw:text-box>
        </draw:frame>
        <draw:frame draw:style-name="gr43" draw:text-style-name="P32" xml:id="id6" draw:id="id6" draw:layer="layout" svg:width="2.032cm" svg:height="1.016cm" svg:x="19.279cm" svg:y="16.739cm">
          <draw:text-box>
            <text:p><text:span text:style-name="T10">Not</text:span><text:span text:style-name="T11">I</text:span></text:p>
          </draw:text-box>
        </draw:frame>
        <draw:frame draw:style-name="gr43" draw:text-style-name="P33" xml:id="id7" draw:id="id7" draw:layer="layout" svg:width="2.032cm" svg:height="1.016cm" svg:x="33.848cm" svg:y="11.412cm">
          <draw:text-box>
            <text:p><text:span text:style-name="T12">Pac</text:span><text:span text:style-name="T13">I</text:span></text:p>
          </draw:text-box>
        </draw:frame>
        <draw:frame draw:style-name="gr43" draw:text-style-name="P32" xml:id="id8" draw:id="id8" draw:layer="layout" svg:width="3.048cm" svg:height="1.016cm" svg:x="34.773cm" svg:y="12.421cm">
          <draw:text-box>
            <text:p><text:span text:style-name="T10">Acc</text:span><text:span text:style-name="T11">I</text:span><text:span text:style-name="T11">II</text:span></text:p>
          </draw:text-box>
        </draw:frame>
        <draw:connector draw:style-name="gr44" draw:text-style-name="P8" draw:layer="layout" draw:type="line" svg:x1="20.295cm" svg:y1="16.739cm" svg:x2="20.288cm" svg:y2="16.002cm" draw:start-shape="id6" svg:d="M20295 16739l-7-737" svg:viewBox="0 0 8 738">
          <text:p/>
        </draw:connector>
        <draw:connector draw:style-name="gr44" draw:text-style-name="P8" xml:id="id9" draw:id="id9" draw:layer="layout" draw:type="line" svg:x1="33.848cm" svg:y1="11.92cm" svg:x2="31.573cm" svg:y2="14.064cm" draw:start-shape="id7" draw:start-glue-point="3" svg:d="M33848 11920l-2275 2144" svg:viewBox="0 0 2276 2145">
          <text:p/>
        </draw:connector>
        <draw:connector draw:style-name="gr44" draw:text-style-name="P8" draw:layer="layout" draw:type="line" svg:x1="34.773cm" svg:y1="12.929cm" svg:x2="31.573cm" svg:y2="14.064cm" draw:start-shape="id8" draw:start-glue-point="3" draw:end-shape="id9" draw:end-glue-point="3" svg:d="M34773 12929l-3200 1135" svg:viewBox="0 0 3201 1136">
          <text:p/>
        </draw:connector>
        <draw:frame draw:style-name="gr45" draw:text-style-name="P35" xml:id="id10" draw:id="id10" draw:layer="layout" svg:width="1.963cm" svg:height="0.886cm" svg:x="28.676cm" svg:y="11.52cm">
          <draw:text-box>
            <text:p text:style-name="P34"><text:span text:style-name="T14">S</text:span><text:span text:style-name="T14">m</text:span><text:span text:style-name="T14">i</text:span><text:span text:style-name="T15">I</text:span></text:p>
          </draw:text-box>
        </draw:frame>
        <draw:connector draw:style-name="gr44" draw:text-style-name="P8" draw:layer="layout" draw:type="line" svg:x1="30.639cm" svg:y1="11.963cm" svg:x2="31.132cm" svg:y2="14.005cm" draw:start-shape="id10" draw:start-glue-point="1" svg:d="M30639 11963l493 2042" svg:viewBox="0 0 494 2043">
          <text:p/>
        </draw:connector>
        <draw:custom-shape draw:style-name="gr21" draw:text-style-name="P4" draw:layer="layout" svg:width="0.531cm" svg:height="0.92cm" svg:x="15.144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4" draw:layer="layout" svg:width="0.531cm" svg:height="0.85cm" svg:x="18.835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531cm" svg:height="0.852cm" svg:x="21.54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3.048cm" svg:height="0.85cm" svg:x="15.713cm" svg:y="27.763cm">
          <text:p text:style-name="P15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1" draw:text-style-name="P18" draw:layer="layout" svg:width="1.935cm" svg:height="0.871cm" svg:x="19.505cm" svg:y="27.742cm">
          <draw:text-box>
            <text:p text:style-name="P17"><text:span text:style-name="T1">orf1</text:span></text:p>
          </draw:text-box>
        </draw:frame>
        <draw:custom-shape draw:style-name="gr46" draw:text-style-name="P14" draw:layer="layout" svg:width="0.531cm" svg:height="0.85cm" svg:x="25.439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531cm" svg:height="0.852cm" svg:x="28.14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4" draw:layer="layout" svg:width="3.048cm" svg:height="0.85cm" svg:x="22.117cm" svg:y="27.763cm">
          <text:p text:style-name="P15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1" draw:text-style-name="P18" draw:layer="layout" svg:width="1.935cm" svg:height="0.871cm" svg:x="26.109cm" svg:y="27.742cm">
          <draw:text-box>
            <text:p text:style-name="P17"><text:span text:style-name="T1">orf2</text:span></text:p>
          </draw:text-box>
        </draw:frame>
        <draw:custom-shape draw:style-name="gr35" draw:text-style-name="P25" draw:layer="layout" svg:width="3.194cm" svg:height="0.852cm" svg:x="28.68cm" svg:y="27.761cm">
          <text:p text:style-name="P15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4" draw:layer="layout" svg:width="0.531cm" svg:height="0.92cm" svg:x="31.789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531cm" svg:height="0.852cm" svg:x="34.49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0.531cm" svg:height="0.852cm" svg:x="38.224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8" draw:layer="layout" svg:width="1.935cm" svg:height="0.871cm" svg:x="32.459cm" svg:y="27.742cm">
          <draw:text-box>
            <text:p text:style-name="P17"><text:span text:style-name="T1">orf3</text:span></text:p>
          </draw:text-box>
        </draw:frame>
        <draw:custom-shape draw:style-name="gr49" draw:text-style-name="P26" draw:layer="layout" svg:width="3.194cm" svg:height="0.85cm" svg:x="35.03cm" svg:y="27.763cm">
          <text:p text:style-name="P15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0" draw:text-style-name="P17" draw:layer="layout" svg:width="3.048cm" svg:height="1.27cm" svg:x="25.629cm" svg:y="25.121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1" draw:text-style-name="P8" draw:layer="layout" svg:x1="25.291cm" svg:y1="19.877cm" svg:x2="25.799cm" svg:y2="20.893cm">
          <text:p/>
        </draw:line>
        <draw:line draw:style-name="gr51" draw:text-style-name="P8" draw:layer="layout" svg:x1="25.799cm" svg:y1="19.877cm" svg:x2="25.291cm" svg:y2="20.893cm">
          <text:p/>
        </draw:line>
        <draw:line draw:style-name="gr52" draw:text-style-name="P8" draw:layer="layout" svg:x1="25.291cm" svg:y1="19.877cm" svg:x2="25.799cm" svg:y2="20.893cm">
          <text:p/>
        </draw:line>
        <draw:line draw:style-name="gr52" draw:text-style-name="P8" draw:layer="layout" svg:x1="25.799cm" svg:y1="19.877cm" svg:x2="25.291cm" svg:y2="20.893cm">
          <text:p/>
        </draw:line>
        <draw:custom-shape draw:style-name="gr53" draw:text-style-name="P36" draw:layer="layout" svg:width="2.573cm" svg:height="1.575cm" svg:x="15.3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2.573cm" svg:height="1.575cm" svg:x="34.4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6" draw:layer="layout" svg:width="0.531cm" svg:height="0.92cm" svg:x="14.517cm" svg:y="1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7" draw:layer="layout" svg:width="0.531cm" svg:height="0.852cm" svg:x="38.668cm" svg:y="22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6" xml:id="id4" draw:id="id4" draw:layer="layout" svg:width="0.531cm" svg:height="0.92cm" svg:x="14.517cm" svg:y="21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7" xml:id="id14" draw:id="id14" draw:layer="layout" svg:width="0.531cm" svg:height="0.852cm" svg:x="38.668cm" svg:y="23.6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6" xml:id="id1" draw:id="id1" draw:layer="layout" svg:width="1.257cm" svg:height="0.759cm" svg:x="2.307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7" xml:id="id3" draw:id="id3" draw:layer="layout" svg:width="1.257cm" svg:height="0.759cm" svg:x="8.97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6.325cm" svg:y1="14.961cm" svg:x2="6.325cm" svg:y2="14.607cm">
          <text:p/>
        </draw:line>
        <draw:custom-shape draw:style-name="gr57" draw:text-style-name="P36" xml:id="id11" draw:id="id11" draw:layer="layout" svg:width="1.257cm" svg:height="0.759cm" svg:x="5.055cm" svg:y="14.9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7" xml:id="id13" draw:id="id13" draw:layer="layout" svg:width="1.257cm" svg:height="0.759cm" svg:x="6.325cm" svg:y="14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8" draw:layer="layout" svg:width="8.156cm" svg:height="0.963cm" svg:x="2.515cm" svg:y="13.236cm">
          <draw:text-box>
            <text:p>ZraI AatII FspAI EcoRV</text:p>
          </draw:text-box>
        </draw:frame>
        <draw:connector draw:style-name="gr13" draw:text-style-name="P8" draw:layer="layout" draw:type="curve" svg:x1="5.055cm" svg:y1="15.34cm" svg:x2="2.33cm" svg:y2="18.204cm" draw:start-shape="id11" draw:start-glue-point="3" draw:end-shape="id12" draw:end-glue-point="3" svg:d="M5055 15340c-4839 0-3476 2864-2725 2864" svg:viewBox="0 0 3493 2865">
          <text:p/>
        </draw:connector>
        <draw:connector draw:style-name="gr13" draw:text-style-name="P8" draw:layer="layout" draw:type="curve" svg:x1="7.582cm" svg:y1="15.343cm" svg:x2="10.135cm" svg:y2="18.204cm" draw:start-shape="id13" draw:start-glue-point="1" draw:end-shape="id12" draw:end-glue-point="1" svg:d="M7582 15343c4581 0 3304 2861 2553 2861" svg:viewBox="0 0 3307 2862">
          <text:p/>
        </draw:connector>
        <draw:frame draw:style-name="gr60" draw:text-style-name="P39" xml:id="id12" draw:id="id12" draw:layer="layout" svg:width="7.805cm" svg:height="0.899cm" svg:x="2.33cm" svg:y="17.755cm">
          <draw:text-box>
            <text:p><text:span text:style-name="T16">pYPKpw(</text:span><text:span text:style-name="T5">p</text:span><text:span text:style-name="T5">UC amp </text:span><text:span text:style-name="T5">URA3 2µ)</text:span></text:p>
          </draw:text-box>
        </draw:frame>
        <draw:line draw:style-name="gr61" draw:text-style-name="P8" xml:id="id5" draw:id="id5" draw:layer="layout" svg:x1="15.831cm" svg:y1="24.721cm" svg:x2="39.199cm" svg:y2="24.767cm">
          <text:p/>
        </draw:line>
        <draw:connector draw:style-name="gr13" draw:text-style-name="P8" draw:layer="layout" draw:type="curve" svg:x1="39.199cm" svg:y1="24.744cm" svg:x2="39.199cm" svg:y2="24.085cm" draw:start-shape="id5" draw:start-glue-point="1" draw:end-shape="id14" draw:end-glue-point="1" svg:d="M39199 24744c825 0 825-659 0-659" svg:viewBox="0 0 620 660">
          <text:p/>
        </draw:connector>
        <draw:custom-shape draw:style-name="gr55" draw:text-style-name="P36" draw:layer="layout" svg:width="0.531cm" svg:height="0.92cm" svg:x="14.453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7" draw:layer="layout" svg:width="0.531cm" svg:height="0.852cm" svg:x="38.75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8" draw:layer="layout" svg:x1="31.67cm" svg:y1="21.15cm" svg:x2="32.178cm" svg:y2="22.166cm">
          <text:p/>
        </draw:line>
        <draw:line draw:style-name="gr52" draw:text-style-name="P8" draw:layer="layout" svg:x1="32.178cm" svg:y1="21.15cm" svg:x2="31.67cm" svg:y2="22.166cm">
          <text:p/>
        </draw:line>
        <draw:line draw:style-name="gr52" draw:text-style-name="P8" draw:layer="layout" svg:x1="28.032cm" svg:y1="22.424cm" svg:x2="28.54cm" svg:y2="23.44cm">
          <text:p/>
        </draw:line>
        <draw:line draw:style-name="gr52" draw:text-style-name="P8" draw:layer="layout" svg:x1="28.54cm" svg:y1="22.424cm" svg:x2="28.032cm" svg:y2="23.44cm">
          <text:p/>
        </draw:line>
        <draw:line draw:style-name="gr52" draw:text-style-name="P8" draw:layer="layout" svg:x1="25.291cm" svg:y1="19.877cm" svg:x2="25.799cm" svg:y2="20.893cm">
          <text:p/>
        </draw:line>
        <draw:line draw:style-name="gr52" draw:text-style-name="P8" draw:layer="layout" svg:x1="25.799cm" svg:y1="19.877cm" svg:x2="25.291cm" svg:y2="20.893cm">
          <text:p/>
        </draw:line>
        <draw:line draw:style-name="gr52" draw:text-style-name="P8" draw:layer="layout" svg:x1="21.571cm" svg:y1="21.219cm" svg:x2="22.079cm" svg:y2="22.235cm">
          <text:p/>
        </draw:line>
        <draw:line draw:style-name="gr52" draw:text-style-name="P8" draw:layer="layout" svg:x1="22.079cm" svg:y1="21.219cm" svg:x2="21.571cm" svg:y2="22.235cm">
          <text:p/>
        </draw:line>
        <draw:line draw:style-name="gr61" draw:text-style-name="P8" draw:layer="layout" svg:x1="12.929cm" svg:y1="28.613cm" svg:x2="14.453cm" svg:y2="28.613cm">
          <text:p/>
        </draw:line>
        <draw:line draw:style-name="gr61" draw:text-style-name="P8" draw:layer="layout" svg:x1="39.345cm" svg:y1="28.613cm" svg:x2="40.869cm" svg:y2="28.613cm">
          <text:p/>
        </draw:line>
        <draw:connector draw:style-name="gr13" draw:text-style-name="P8" draw:layer="layout" draw:type="curve" svg:x1="26.592cm" svg:y1="4.133cm" svg:x2="29.663cm" svg:y2="7.141cm" draw:start-shape="id15" draw:start-glue-point="3" draw:end-shape="id16" draw:end-glue-point="3" svg:d="M26592 4133c-753 0-2288 3008 3071 3008" svg:viewBox="0 0 3867 3009">
          <text:p/>
        </draw:connector>
        <draw:custom-shape draw:style-name="gr55" draw:text-style-name="P36" xml:id="id15" draw:id="id15" draw:layer="layout" svg:width="0.531cm" svg:height="0.92cm" svg:x="26.592cm" svg:y="3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7" xml:id="id17" draw:id="id17" draw:layer="layout" svg:width="0.531cm" svg:height="0.852cm" svg:x="37.545cm" svg:y="5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8" xml:id="id16" draw:id="id16" draw:layer="layout" svg:x1="29.663cm" svg:y1="7.141cm" svg:x2="37.029cm" svg:y2="7.141cm">
          <text:p/>
        </draw:line>
        <draw:connector draw:style-name="gr13" draw:text-style-name="P8" draw:layer="layout" draw:type="curve" svg:x1="37.029cm" svg:y1="7.141cm" svg:x2="38.076cm" svg:y2="6.143cm" draw:start-shape="id16" draw:start-glue-point="1" draw:end-shape="id17" draw:end-glue-point="1" svg:d="M37029 7141c2322 0 1798-998 1047-998" svg:viewBox="0 0 1685 999">
          <text:p/>
        </draw:connector>
        <draw:custom-shape draw:style-name="gr55" draw:text-style-name="P36" draw:layer="layout" svg:width="0.531cm" svg:height="0.92cm" svg:x="26.592cm" svg:y="2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7" draw:layer="layout" svg:width="0.531cm" svg:height="0.852cm" svg:x="37.493cm" svg:y="4.7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8" draw:layer="layout" svg:x1="36.805cm" svg:y1="15.892cm" svg:x2="40.107cm" svg:y2="15.892cm">
          <text:p/>
        </draw:line>
        <draw:line draw:style-name="gr62" draw:text-style-name="P8" draw:layer="layout" svg:x1="12.929cm" svg:y1="15.838cm" svg:x2="15.469cm" svg:y2="15.838cm">
          <text:p/>
        </draw:line>
        <draw:custom-shape draw:style-name="gr26" draw:text-style-name="P16" draw:layer="layout" svg:width="3.048cm" svg:height="0.912cm" svg:x="1.245cm" svg:y="4.905cm">
          <text:p text:style-name="P15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9" draw:layer="layout" svg:width="3.194cm" svg:height="0.852cm" svg:x="8.273cm" svg:y="4.985cm">
          <text:p text:style-name="P15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3" draw:layer="layout" svg:width="19.798cm" svg:height="11.136cm" svg:x="0.6cm" svg:y="2.257cm" draw:page-number="1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4" draw:text-style-name="P42" draw:layer="layout" svg:width="32.836cm" svg:height="19.936cm" svg:x="4.731cm" svg:y="5.254cm">
          <draw:text-box>
            <text:p text:style-name="P41"><text:span text:style-name="T17">gttctgat</text:span><text:span text:style-name="T17">cctcgagc</text:span><text:span text:style-name="T17">atcttaag</text:span><text:span text:style-name="T17">aattcgtc</text:span><text:span text:style-name="T17">ccacggtt</text:span><text:span text:style-name="T17">tgtctaga</text:span><text:span text:style-name="T17">gcagccga</text:span><text:span text:style-name="T17">caatctgg</text:span><text:span text:style-name="T17">ccaatttc</text:span><text:span text:style-name="T17">ctgacggg</text:span><text:span text:style-name="T17">taattttg</text:span><text:span text:style-name="T17">atttg</text:span></text:p>
            <text:p text:style-name="P41"><text:span text:style-name="T17"/></text:p>
            <text:p text:style-name="P41"><text:span text:style-name="T17"/></text:p>
            <text:p text:style-name="P41"><text:span text:style-name="T17"/></text:p>
            <text:p text:style-name="P41"><text:span text:style-name="T17"/></text:p>
            <text:p text:style-name="P41"><text:span text:style-name="T17"/></text:p>
            <text:p text:style-name="P41"><text:span text:style-name="T17">catgccgt</text:span><text:span text:style-name="T17">ccgggtga</text:span><text:span text:style-name="T17">gtcatagc</text:span><text:span text:style-name="T17">gtctggt</text:span><text:span text:style-name="T18">t</text:span><text:span text:style-name="T18">gttttgcc</text:span><text:span text:style-name="T18">agattcag</text:span><text:span text:style-name="T18">cagagtct</text:span><text:span text:style-name="T18">gtgcaatg</text:span><text:span text:style-name="T18">cggccgct</text:span><text:span text:style-name="T18">GAC</text:span><text:span text:style-name="T19">GTCga</text:span><text:span text:style-name="T19">ggaacgcc</text:span><text:span text:style-name="T19">aggtt</text:span></text:p>
            <text:p text:style-name="P41"><text:span text:style-name="T19"/></text:p>
            <text:p text:style-name="P41"><text:span text:style-name="T19"/></text:p>
            <text:p text:style-name="P41"><text:span text:style-name="T19"/></text:p>
            <text:p text:style-name="P41"><text:span text:style-name="T19"/></text:p>
            <text:p text:style-name="P41"><text:span text:style-name="T19"/></text:p>
            <text:p text:style-name="P41"><text:span text:style-name="T19">gcccactt</text:span><text:span text:style-name="T19">tctcacta</text:span><text:span text:style-name="T19">gtgacctg</text:span><text:span text:style-name="T19">cagccGAC</text:span><text:span text:style-name="T20">GTGccatc</text:span><text:span text:style-name="T20">tgtgcaga</text:span><text:span text:style-name="T20">caaacgca</text:span><text:span text:style-name="T20">tcagGAT</text:span><text:span text:style-name="T21">A</text:span><text:span text:style-name="T21">TCcggatt</text:span><text:span text:style-name="T21">tacctgaa</text:span><text:span text:style-name="T21">tcaattgg</text:span><text:span text:style-name="T21">cgaaa</text:span></text:p>
            <text:p text:style-name="P41"><text:span text:style-name="T21"/></text:p>
            <text:p text:style-name="P41"><text:span text:style-name="T21"/></text:p>
            <text:p text:style-name="P41"><text:span text:style-name="T21"/></text:p>
            <text:p text:style-name="P41"><text:span text:style-name="T21"/></text:p>
            <text:p text:style-name="P41"><text:span text:style-name="T21"/></text:p>
            <text:p text:style-name="P41"><text:span text:style-name="T21">Ttttttgt</text:span><text:span text:style-name="T21">acgaaatt</text:span><text:span text:style-name="T21">tcagccac</text:span><text:span text:style-name="T22">ttcacagg</text:span><text:span text:style-name="T22">cggttttc</text:span><text:span text:style-name="T22">gcacgtac</text:span><text:span text:style-name="T22">ccatgcgc</text:span><text:span text:style-name="T22">tacgttcc</text:span><text:span text:style-name="T22">tggccctc</text:span><text:span text:style-name="T22">ttcaaaca</text:span><text:span text:style-name="T22">ggcccagt</text:span><text:span text:style-name="T22">tcgcc</text:span></text:p>
            <text:p text:style-name="P41"><text:span text:style-name="T22"/></text:p>
            <text:p text:style-name="P41"><text:span text:style-name="T22"/></text:p>
            <text:p text:style-name="P41"><text:span text:style-name="T22"/></text:p>
            <text:p text:style-name="P41"><text:span text:style-name="T22"/></text:p>
            <text:p text:style-name="P41"><text:span text:style-name="T22"/></text:p>
            <text:p text:style-name="P41"><text:span text:style-name="T22">aataaaat</text:span><text:span text:style-name="T22">caccctga</text:span><text:span text:style-name="T22">ttcagata</text:span><text:span text:style-name="T22">ggagagga</text:span><text:span text:style-name="T22">tcatttct</text:span><text:span text:style-name="T22">ttaccctc</text:span><text:span text:style-name="T22">ttcgtctt</text:span><text:span text:style-name="T22">tgatcagc</text:span><text:span text:style-name="T22">actgccac</text:span><text:span text:style-name="T22">agagcctt</text:span><text:span text:style-name="T22">taacgatg</text:span><text:span text:style-name="T22">tagta</text:span></text:p>
            <text:p text:style-name="P41"><text:span text:style-name="T22"/></text:p>
            <text:p text:style-name="P41"><text:span text:style-name="T22"/></text:p>
            <text:p text:style-name="P41"><text:span text:style-name="T22"/></text:p>
            <text:p text:style-name="P41"><text:span text:style-name="T22"/></text:p>
            <text:p text:style-name="P41"><text:span text:style-name="T22"/></text:p>
            <text:p text:style-name="P41"><text:span text:style-name="T22">cagcgttt</text:span><text:span text:style-name="T22">ccgctttt</text:span><text:span text:style-name="T22">tcaccctg</text:span><text:span text:style-name="T22">gtgaataa</text:span><text:span text:style-name="T22">gcgtgctc</text:span><text:span text:style-name="T22">ttggatgg</text:span><text:span text:style-name="T22">gtacttat</text:span><text:span text:style-name="T22">gaatgtgg</text:span><text:span text:style-name="T22">caatgaga</text:span><text:span text:style-name="T22">caagaac</text:span></text:p>
          </draw:text-box>
        </draw:frame>
        <draw:frame draw:style-name="gr65" draw:text-style-name="P44" draw:layer="layout" svg:width="7.936cm" svg:height="0.886cm" svg:x="24.111cm" svg:y="8.359cm">
          <draw:text-box>
            <text:p text:style-name="P43"><text:span text:style-name="T23">Gtgcaatgc</text:span><text:span text:style-name="T23">ggccgctGA</text:span><text:span text:style-name="T23">C&gt;</text:span></text:p>
          </draw:text-box>
        </draw:frame>
        <draw:frame draw:style-name="gr66" draw:text-style-name="P44" draw:layer="layout" svg:width="11.522cm" svg:height="1.016cm" svg:x="4.715cm" svg:y="4.487cm">
          <draw:text-box>
            <text:p text:style-name="P43"><text:span text:style-name="T23">gttctgat</text:span><text:span text:style-name="T23">cctcgagc</text:span><text:span text:style-name="T23">atcttaag</text:span><text:span text:style-name="T23">aattc&gt;</text:span></text:p>
          </draw:text-box>
        </draw:frame>
        <draw:frame draw:style-name="gr67" draw:text-style-name="P44" draw:layer="layout" svg:width="11.796cm" svg:height="0.886cm" svg:x="21.779cm" svg:y="24.998cm">
          <draw:text-box>
            <text:p text:style-name="P43"><text:span text:style-name="T23">&lt;tgaata</text:span><text:span text:style-name="T23">cttacac</text:span><text:span text:style-name="T23">cgttact</text:span><text:span text:style-name="T23">ctgttct</text:span><text:span text:style-name="T23">tg</text:span></text:p>
          </draw:text-box>
        </draw:frame>
        <draw:frame draw:style-name="gr66" draw:text-style-name="P44" draw:layer="layout" svg:width="6.791cm" svg:height="1.016cm" svg:x="30.715cm" svg:y="7.697cm">
          <draw:text-box>
            <text:p text:style-name="P43"><text:span text:style-name="T23">GT</text:span><text:span text:style-name="T23">Cg</text:span><text:span text:style-name="T23">ag</text:span><text:span text:style-name="T23">ga</text:span><text:span text:style-name="T23">ac</text:span><text:span text:style-name="T23">gc</text:span><text:span text:style-name="T23">ca</text:span><text:span text:style-name="T23">gg</text:span><text:span text:style-name="T23">tt</text:span></text:p>
          </draw:text-box>
        </draw:frame>
        <draw:frame draw:style-name="gr68" draw:text-style-name="P44" draw:layer="layout" svg:width="4.064cm" svg:height="0.886cm" svg:x="4.399cm" svg:y="12.175cm">
          <draw:text-box>
            <text:p text:style-name="P43"><text:span text:style-name="T23"><text:s/></text:span><text:span text:style-name="T23">gcccact</text:span><text:span text:style-name="T23">&gt;</text:span></text:p>
          </draw:text-box>
        </draw:frame>
        <draw:frame draw:style-name="gr45" draw:text-style-name="P46" draw:layer="layout" svg:width="9.038cm" svg:height="0.886cm" svg:x="15.829cm" svg:y="12.202cm">
          <draw:text-box>
            <text:p text:style-name="P45"><text:span text:style-name="T23">GTG</text:span><text:span text:style-name="T23">cca</text:span><text:span text:style-name="T23">tct</text:span><text:span text:style-name="T23">gtg</text:span><text:span text:style-name="T23">cag</text:span><text:span text:style-name="T23">aca</text:span><text:span text:style-name="T23">aac</text:span><text:span text:style-name="T23">g&gt;</text:span></text:p>
          </draw:text-box>
        </draw:frame>
        <draw:frame draw:style-name="gr45" draw:text-style-name="P46" draw:layer="layout" svg:width="9.058cm" svg:height="0.886cm" svg:x="7.555cm" svg:y="13.599cm">
          <draw:text-box>
            <text:p text:style-name="P45"><text:span text:style-name="T23">&lt;ga</text:span><text:span text:style-name="T23">gtg</text:span><text:span text:style-name="T23">atc</text:span><text:span text:style-name="T23">act</text:span><text:span text:style-name="T23">gga</text:span><text:span text:style-name="T23">cgt</text:span><text:span text:style-name="T23">cgg</text:span><text:span text:style-name="T23">CTG</text:span></text:p>
          </draw:text-box>
        </draw:frame>
        <draw:frame draw:style-name="gr45" draw:text-style-name="P46" draw:layer="layout" svg:width="11.884cm" svg:height="0.886cm" svg:x="17.561cm" svg:y="14.152cm">
          <draw:text-box>
            <text:p text:style-name="P45"><text:span text:style-name="T23">&lt;ag</text:span><text:span text:style-name="T23">aca</text:span><text:span text:style-name="T23">cgt</text:span><text:span text:style-name="T23">ctg</text:span><text:span text:style-name="T23">ttt</text:span><text:span text:style-name="T23">gcg</text:span><text:span text:style-name="T23">tag</text:span><text:span text:style-name="T23">tcC</text:span><text:span text:style-name="T23">TA</text:span><text:span text:style-name="T24">A</text:span><text:span text:style-name="T24">ATT</text:span><text:span text:style-name="T24">TA</text:span></text:p>
          </draw:text-box>
        </draw:frame>
        <draw:frame draw:style-name="gr45" draw:text-style-name="P46" draw:layer="layout" svg:width="11.004cm" svg:height="0.886cm" svg:x="26.315cm" svg:y="13.537cm">
          <draw:text-box>
            <text:p text:style-name="P45"><text:span text:style-name="T23">&lt;ta</text:span><text:span text:style-name="T23">ggc</text:span><text:span text:style-name="T23">cta</text:span><text:span text:style-name="T23">aat</text:span><text:span text:style-name="T23">gga</text:span><text:span text:style-name="T23">ctt</text:span><text:span text:style-name="T23">agt</text:span><text:span text:style-name="T23">taa</text:span><text:span text:style-name="T23">ccg</text:span><text:span text:style-name="T23">ctt</text:span></text:p>
          </draw:text-box>
        </draw:frame>
        <draw:custom-shape draw:style-name="gr18" draw:text-style-name="P11" draw:layer="layout" svg:width="1.778cm" svg:height="1.016cm" svg:x="8.357cm" svg:y="3.217cm">
          <text:p text:style-name="P10"><text:span text:style-name="T6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26.591cm" svg:y="25.884cm">
          <text:p text:style-name="P12"><text:span text:style-name="T6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31.979cm" svg:y="14.361cm">
          <text:p text:style-name="P12"><text:span text:style-name="T6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1" draw:layer="layout" svg:width="2.157cm" svg:height="1.016cm" svg:x="25.883cm" svg:y="7.343cm">
          <text:p text:style-name="P10"><text:span text:style-name="T6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1.778cm" svg:height="1.016cm" svg:x="4.975cm" svg:y="11.228cm">
          <text:p text:style-name="P10"><text:span text:style-name="T6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20.549cm" svg:y="15.038cm">
          <text:p text:style-name="P12"><text:span text:style-name="T6">46</text:span><text:span text:style-name="T6">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1.778cm" svg:height="1.016cm" svg:x="18.886cm" svg:y="11.128cm">
          <text:p text:style-name="P10"><text:span text:style-name="T6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10.897cm" svg:y="14.485cm">
          <text:p text:style-name="P12"><text:span text:style-name="T6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8" draw:layer="layout" svg:x1="2.261cm" svg:y1="5.757cm" svg:x2="4.801cm" svg:y2="5.757cm">
          <text:p/>
        </draw:line>
        <draw:line draw:style-name="gr62" draw:text-style-name="P8" draw:layer="layout" svg:x1="32.541cm" svg:y1="24.565cm" svg:x2="39.091cm" svg:y2="24.565cm">
          <text:p/>
        </draw:line>
        <draw:custom-shape draw:style-name="gr18" draw:text-style-name="P11" draw:layer="layout" svg:width="1.778cm" svg:height="1.016cm" svg:x="34.519cm" svg:y="6.879cm">
          <text:p text:style-name="P10"><text:span text:style-name="T6">46</text:span><text:span text:style-name="T6">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47" draw:layer="layout" svg:width="2.584cm" svg:height="0.887cm" svg:x="15.011cm" svg:y="27.836cm">
          <draw:text-box>
            <text:p><text:span text:style-name="T25">GAT</text:span><text:span text:style-name="T26">ATC</text:span></text:p>
          </draw:text-box>
        </draw:frame>
        <draw:frame draw:style-name="gr69" draw:text-style-name="P47" draw:layer="layout" svg:width="2.584cm" svg:height="0.887cm" svg:x="4.895cm" svg:y="27.836cm">
          <draw:text-box>
            <text:p><text:span text:style-name="T27">GAC</text:span><text:span text:style-name="T28">GTC</text:span></text:p>
          </draw:text-box>
        </draw:frame>
        <draw:frame draw:style-name="gr69" draw:text-style-name="P47" draw:layer="layout" svg:width="2.584cm" svg:height="0.887cm" svg:x="10.275cm" svg:y="27.836cm">
          <draw:text-box>
            <text:p><text:span text:style-name="T28">GAC</text:span><text:span text:style-name="T25">GTG</text:span></text:p>
          </draw:text-box>
        </draw:frame>
        <draw:frame draw:style-name="gr5" draw:text-style-name="P5" draw:layer="layout" svg:width="1.315cm" svg:height="0.871cm" svg:x="15.469cm" svg:y="10.448cm">
          <draw:text-box>
            <text:p><text:span text:style-name="T1">orf</text:span></text:p>
          </draw:text-box>
        </draw:frame>
        <draw:custom-shape draw:style-name="gr26" draw:text-style-name="P16" draw:layer="layout" svg:width="3.048cm" svg:height="0.912cm" svg:x="29.439cm" svg:y="6.343cm">
          <text:p text:style-name="P15"><text:span text:style-name="T1">prom</text:span><text:span text:style-name="T1">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9" draw:layer="layout" svg:width="3.194cm" svg:height="0.852cm" svg:x="25.229cm" svg:y="10.467cm">
          <text:p text:style-name="P15"><text:span text:style-name="T1">termin</text:span><text:span text:style-name="T1">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1" draw:text-style-name="P8" draw:layer="layout" svg:x1="30.963cm" svg:y1="7.255cm" svg:x2="30.963cm" svg:y2="10.049cm">
          <text:p/>
        </draw:line>
        <draw:line draw:style-name="gr51" draw:text-style-name="P8" draw:layer="layout" svg:x1="16.063cm" svg:y1="11.319cm" svg:x2="16.063cm" svg:y2="13.749cm">
          <text:p/>
        </draw:line>
        <draw:line draw:style-name="gr51" draw:text-style-name="P8" draw:layer="layout" svg:x1="26.899cm" svg:y1="11.319cm" svg:x2="26.899cm" svg:y2="14.113cm">
          <text:p/>
        </draw:line>
        <draw:frame draw:style-name="gr29" draw:text-style-name="P28" draw:layer="layout" svg:width="2.213cm" svg:height="0.886cm" svg:x="4.895cm" svg:y="26.567cm">
          <draw:text-box>
            <text:p text:style-name="P27"><text:span text:style-name="T8">ZraI</text:span></text:p>
          </draw:text-box>
        </draw:frame>
        <draw:frame draw:style-name="gr29" draw:text-style-name="P20" draw:layer="layout" svg:width="2.675cm" svg:height="0.886cm" svg:x="10.275cm" svg:y="26.567cm">
          <draw:text-box>
            <text:p><text:span text:style-name="T8">AjiI</text:span></text:p>
          </draw:text-box>
        </draw:frame>
        <draw:frame draw:style-name="gr29" draw:text-style-name="P28" draw:layer="layout" svg:width="2.467cm" svg:height="0.886cm" svg:x="15.011cm" svg:y="26.567cm">
          <draw:text-box>
            <text:p text:style-name="P27"><text:span text:style-name="T8">EcoRV</text:span></text:p>
          </draw:text-box>
        </draw:frame>
        <draw:frame draw:style-name="gr10" draw:text-style-name="P9" draw:layer="layout" svg:width="4.947cm" svg:height="0.899cm" svg:x="0.991cm" svg:y="0.991cm">
          <draw:text-box>
            <text:p><text:span text:style-name="T5">pYPKa(pUC </text:span><text:span text:style-name="T5">amp)</text:span></text:p>
          </draw:text-box>
        </draw:frame>
        <presentation:notes draw:style-name="dp1">
          <draw:page-thumbnail draw:style-name="gr63" draw:layer="layout" svg:width="19.798cm" svg:height="11.136cm" svg:x="0.6cm" svg:y="2.257cm" draw:page-number="2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0" draw:text-style-name="P50" draw:layer="layout" svg:width="33.02cm" svg:height="8.506cm" svg:x="4.963cm" svg:y="6.955cm">
          <draw:text-box>
            <text:p text:style-name="P49"><text:span text:style-name="T29">gttctga</text:span><text:span text:style-name="T29">tcctcga</text:span><text:span text:style-name="T29">gcatctt</text:span><text:span text:style-name="T29">aagaatt</text:span><text:span text:style-name="T29">cgtccca</text:span><text:span text:style-name="T29">cggtttg</text:span><text:span text:style-name="T29">tctagag</text:span><text:span text:style-name="T29">cagccga</text:span><text:span text:style-name="T29">caatctg</text:span><text:span text:style-name="T29">gccaatt</text:span><text:span text:style-name="T29">tcctgac</text:span><text:span text:style-name="T29">gggtaat</text:span><text:span text:style-name="T29">tttgatt</text:span><text:span text:style-name="T29">tg</text:span></text:p>
            <text:p text:style-name="P49"><text:span text:style-name="T29"/></text:p>
            <text:p text:style-name="P49"><text:span text:style-name="T29"/></text:p>
            <text:p text:style-name="P49"><text:span text:style-name="T30">catgccg</text:span><text:span text:style-name="T30">tccgggt</text:span><text:span text:style-name="T30">gagtcat</text:span><text:span text:style-name="T30">agcgtct</text:span><text:span text:style-name="T30">ggt</text:span><text:span text:style-name="T31">GAC</text:span><text:span text:style-name="T32">G</text:span><text:span text:style-name="T32">TC</text:span><text:span text:style-name="T33">ATGCG</text:span><text:span text:style-name="T33">CAT</text:span><text:span text:style-name="T34">GAT</text:span><text:span text:style-name="T35">A</text:span><text:span text:style-name="T35">TC</text:span><text:span text:style-name="T36">ttcac</text:span><text:span text:style-name="T36">aggcggt</text:span><text:span text:style-name="T36">tttcgca</text:span><text:span text:style-name="T36">cgtaccc</text:span><text:span text:style-name="T36">atgcgct</text:span><text:span text:style-name="T36">acgttcc</text:span><text:span text:style-name="T36">tg</text:span></text:p>
            <text:p text:style-name="P49"><text:span text:style-name="T36"/></text:p>
            <text:p text:style-name="P49"><text:span text:style-name="T36"/></text:p>
            <text:p text:style-name="P49"><text:span text:style-name="T36">gccctct</text:span><text:span text:style-name="T36">tcaaaca</text:span><text:span text:style-name="T36">ggcccag</text:span><text:span text:style-name="T36">ttcgcca</text:span><text:span text:style-name="T36">ataaaat</text:span><text:span text:style-name="T36">caccctg</text:span><text:span text:style-name="T36">attcaga</text:span><text:span text:style-name="T36">taggaga</text:span><text:span text:style-name="T36">ggatcat</text:span><text:span text:style-name="T36">ttcttta</text:span><text:span text:style-name="T36">ccctctt</text:span><text:span text:style-name="T36">cgtcttt</text:span><text:span text:style-name="T36">gatcagc</text:span><text:span text:style-name="T36">ac</text:span></text:p>
            <text:p text:style-name="P49"><text:span text:style-name="T36"/></text:p>
            <text:p text:style-name="P49"><text:span text:style-name="T36"/></text:p>
            <text:p text:style-name="P49"><text:span text:style-name="T36">tgccaca</text:span><text:span text:style-name="T36">gagcctt</text:span><text:span text:style-name="T36">taacgat</text:span><text:span text:style-name="T36">gtagtac</text:span><text:span text:style-name="T36">agcgttt</text:span><text:span text:style-name="T36">ccgcttt</text:span><text:span text:style-name="T36">ttcaccc</text:span><text:span text:style-name="T36">tggtgaa</text:span><text:span text:style-name="T36">taagcgt</text:span><text:span text:style-name="T36">gctcttg</text:span><text:span text:style-name="T36">gatgggt</text:span><text:span text:style-name="T36">acttatg</text:span><text:span text:style-name="T36">aatgtgg</text:span><text:span text:style-name="T36">ca</text:span></text:p>
            <text:p text:style-name="P49"><text:span text:style-name="T36"/></text:p>
            <text:p text:style-name="P49"><text:span text:style-name="T36"/></text:p>
            <text:p text:style-name="P49"><text:span text:style-name="T36">atgagac</text:span><text:span text:style-name="T36">aagaac</text:span></text:p>
          </draw:text-box>
        </draw:frame>
        <draw:frame draw:style-name="gr71" draw:text-style-name="P44" draw:layer="layout" svg:width="6.604cm" svg:height="1.013cm" svg:x="31.471cm" svg:y="13.432cm">
          <draw:text-box>
            <text:p text:style-name="P43"><text:span text:style-name="T23">&lt;tgaata</text:span><text:span text:style-name="T23">cttacac</text:span><text:span text:style-name="T23">cgt</text:span></text:p>
          </draw:text-box>
        </draw:frame>
        <draw:frame draw:style-name="gr72" draw:text-style-name="P44" draw:layer="layout" svg:width="5.175cm" svg:height="1.134cm" svg:x="4.96cm" svg:y="15.351cm">
          <draw:text-box>
            <text:p text:style-name="P43"><text:span text:style-name="T23">tactctg</text:span><text:span text:style-name="T23">ttcttg</text:span></text:p>
          </draw:text-box>
        </draw:frame>
        <draw:frame draw:style-name="gr66" draw:text-style-name="P44" draw:layer="layout" svg:width="11.522cm" svg:height="1.016cm" svg:x="4.963cm" svg:y="5.817cm">
          <draw:text-box>
            <text:p text:style-name="P43"><text:span text:style-name="T23">gttctga</text:span><text:span text:style-name="T23">tcctcga</text:span><text:span text:style-name="T23">gcatctt</text:span><text:span text:style-name="T23">aagaatt</text:span><text:span text:style-name="T23">c&gt;</text:span></text:p>
          </draw:text-box>
        </draw:frame>
        <draw:custom-shape draw:style-name="gr18" draw:text-style-name="P11" draw:layer="layout" svg:width="1.778cm" svg:height="1.016cm" svg:x="8.605cm" svg:y="4.547cm">
          <text:p text:style-name="P10"><text:span text:style-name="T6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34.011cm" svg:y="14.445cm">
          <text:p text:style-name="P12"><text:span text:style-name="T6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47" draw:layer="layout" svg:width="2.584cm" svg:height="0.887cm" svg:x="22.569cm" svg:y="19.278cm">
          <draw:text-box>
            <text:p><text:span text:style-name="T25">GAT</text:span><text:span text:style-name="T26">ATC</text:span></text:p>
          </draw:text-box>
        </draw:frame>
        <draw:frame draw:style-name="gr69" draw:text-style-name="P47" draw:layer="layout" svg:width="2.584cm" svg:height="0.887cm" svg:x="14.453cm" svg:y="19.278cm">
          <draw:text-box>
            <text:p><text:span text:style-name="T27">GAC</text:span><text:span text:style-name="T28">GTC</text:span></text:p>
          </draw:text-box>
        </draw:frame>
        <draw:frame draw:style-name="gr73" draw:text-style-name="P52" draw:layer="layout" svg:width="3.416cm" svg:height="1.095cm" svg:x="17.833cm" svg:y="19.278cm">
          <draw:text-box>
            <text:p text:style-name="P51"><text:span text:style-name="T33">ATGCGCA</text:span><text:span text:style-name="T33">T</text:span></text:p>
          </draw:text-box>
        </draw:frame>
        <draw:frame draw:style-name="gr29" draw:text-style-name="P28" draw:layer="layout" svg:width="2.213cm" svg:height="0.886cm" svg:x="14.453cm" svg:y="18.009cm">
          <draw:text-box>
            <text:p text:style-name="P27"><text:span text:style-name="T8">ZraI</text:span></text:p>
          </draw:text-box>
        </draw:frame>
        <draw:frame draw:style-name="gr29" draw:text-style-name="P20" draw:layer="layout" svg:width="2.675cm" svg:height="0.886cm" svg:x="17.833cm" svg:y="18.009cm">
          <draw:text-box>
            <text:p><text:span text:style-name="T8">FspAI</text:span></text:p>
          </draw:text-box>
        </draw:frame>
        <draw:frame draw:style-name="gr29" draw:text-style-name="P28" draw:layer="layout" svg:width="2.467cm" svg:height="0.886cm" svg:x="22.569cm" svg:y="18.009cm">
          <draw:text-box>
            <text:p text:style-name="P27"><text:span text:style-name="T8">EcoRV</text:span></text:p>
          </draw:text-box>
        </draw:frame>
        <draw:line draw:style-name="gr74" draw:text-style-name="P8" draw:layer="layout" svg:x1="2.423cm" svg:y1="7.341cm" svg:x2="4.963cm" svg:y2="7.341cm">
          <text:p/>
        </draw:line>
        <draw:line draw:style-name="gr74" draw:text-style-name="P8" draw:layer="layout" svg:x1="9.881cm" svg:y1="14.961cm" svg:x2="12.421cm" svg:y2="14.961cm">
          <text:p/>
        </draw:line>
        <draw:frame draw:style-name="gr60" draw:text-style-name="P39" draw:layer="layout" svg:width="7.805cm" svg:height="0.899cm" svg:x="0.991cm" svg:y="1.108cm">
          <draw:text-box>
            <text:p><text:span text:style-name="T16">pYPKpw(</text:span><text:span text:style-name="T5">p</text:span><text:span text:style-name="T5">UC amp </text:span><text:span text:style-name="T5">URA3 2µ)</text:span></text:p>
          </draw:text-box>
        </draw:frame>
        <presentation:notes draw:style-name="dp1">
          <draw:page-thumbnail draw:style-name="gr63" draw:layer="layout" svg:width="19.798cm" svg:height="11.136cm" svg:x="0.6cm" svg:y="2.257cm" draw:page-number="3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4" draw:text-style-name="P42" draw:layer="layout" svg:width="32.836cm" svg:height="14.221cm" svg:x="4.731cm" svg:y="4.954cm">
          <draw:text-box>
            <text:p text:style-name="P41"><text:span text:style-name="T17">gttctga</text:span><text:span text:style-name="T17">tcctcga</text:span><text:span text:style-name="T17">gcatctt</text:span><text:span text:style-name="T17">aagaatt</text:span><text:span text:style-name="T17">cgtccca</text:span><text:span text:style-name="T17">cggtttg</text:span><text:span text:style-name="T17">tctagag</text:span><text:span text:style-name="T17">cagccga</text:span><text:span text:style-name="T17">caatctg</text:span><text:span text:style-name="T17">gccaatt</text:span><text:span text:style-name="T17">tcctgac</text:span><text:span text:style-name="T17">gggtaat</text:span><text:span text:style-name="T17">tttgatt</text:span><text:span text:style-name="T17">tg</text:span></text:p>
            <text:p text:style-name="P41"><text:span text:style-name="T17"/></text:p>
            <text:p text:style-name="P41"><text:span text:style-name="T17"/></text:p>
            <text:p text:style-name="P41"><text:span text:style-name="T17"/></text:p>
            <text:p text:style-name="P41"><text:span text:style-name="T17">catgccg</text:span><text:span text:style-name="T17">tccgggt</text:span><text:span text:style-name="T17">gagtcat</text:span><text:span text:style-name="T17">agcgtct</text:span><text:span text:style-name="T17">ggt</text:span><text:span text:style-name="T18">tgtt</text:span><text:span text:style-name="T18">ttgccag</text:span><text:span text:style-name="T18">attcagc</text:span><text:span text:style-name="T18">agagtct</text:span><text:span text:style-name="T18">gtgcaat</text:span><text:span text:style-name="T18">gcggccg</text:span><text:span text:style-name="T18">ctGAC</text:span><text:span text:style-name="T19">GT</text:span><text:span text:style-name="T19">Cgaggaa</text:span><text:span text:style-name="T19">cgccagg</text:span><text:span text:style-name="T19">tt</text:span></text:p>
            <text:p text:style-name="P41"><text:span text:style-name="T19"/></text:p>
            <text:p text:style-name="P41"><text:span text:style-name="T19"/></text:p>
            <text:p text:style-name="P41"><text:span text:style-name="T19"/></text:p>
            <text:p text:style-name="P41"><text:span text:style-name="T19">gcccact</text:span><text:span text:style-name="T19">ttctcac</text:span><text:span text:style-name="T19">tagtgac</text:span><text:span text:style-name="T19">ctgcagc</text:span><text:span text:style-name="T19">cGAC</text:span><text:span text:style-name="T20">GTG</text:span><text:span text:style-name="T20">ccatctg</text:span><text:span text:style-name="T20">tgcagac</text:span><text:span text:style-name="T20">aaacgca</text:span><text:span text:style-name="T20">tcagGAT</text:span><text:span text:style-name="T21">ATCcgga</text:span><text:span text:style-name="T21">tttacct</text:span><text:span text:style-name="T21">gaatcaa</text:span><text:span text:style-name="T21">ttggcga</text:span><text:span text:style-name="T21">aa</text:span></text:p>
            <text:p text:style-name="P41"><text:span text:style-name="T21"/></text:p>
            <text:p text:style-name="P41"><text:span text:style-name="T21"/></text:p>
            <text:p text:style-name="P41"><text:span text:style-name="T21"/></text:p>
            <text:p text:style-name="P41"><text:span text:style-name="T21"/></text:p>
            <text:p text:style-name="P41"><text:span text:style-name="T21">Ttttttg</text:span><text:span text:style-name="T21">tacgaaa</text:span><text:span text:style-name="T21">tttcagc</text:span><text:span text:style-name="T21">cac</text:span><text:span text:style-name="T22">ttca</text:span><text:span text:style-name="T22">caggcgg</text:span><text:span text:style-name="T22">ttttcgc</text:span><text:span text:style-name="T22">acgtacc</text:span><text:span text:style-name="T22">catgcgc</text:span><text:span text:style-name="T22">tacgttc</text:span><text:span text:style-name="T22">ctggccc</text:span><text:span text:style-name="T22">tcttcaa</text:span><text:span text:style-name="T22">acaggcc</text:span><text:span text:style-name="T22">cagttcg</text:span><text:span text:style-name="T22">cc</text:span></text:p>
            <text:p text:style-name="P41"><text:span text:style-name="T22"/></text:p>
            <text:p text:style-name="P41"><text:span text:style-name="T22"/></text:p>
            <text:p text:style-name="P41"><text:span text:style-name="T22"/></text:p>
            <text:p text:style-name="P41"><text:span text:style-name="T22">aataaaa</text:span><text:span text:style-name="T22">tcaccct</text:span><text:span text:style-name="T22">gattcag</text:span><text:span text:style-name="T22">ataggag</text:span><text:span text:style-name="T22">aggatca</text:span><text:span text:style-name="T22">tttcttt</text:span><text:span text:style-name="T22">accctct</text:span><text:span text:style-name="T22">tcgtctt</text:span><text:span text:style-name="T22">tgatcag</text:span><text:span text:style-name="T22">cactgcc</text:span><text:span text:style-name="T22">acagagc</text:span><text:span text:style-name="T22">ctttaac</text:span><text:span text:style-name="T22">gatgtag</text:span><text:span text:style-name="T22">ta</text:span></text:p>
            <text:p text:style-name="P41"><text:span text:style-name="T22"/></text:p>
            <text:p text:style-name="P41"><text:span text:style-name="T22"/></text:p>
            <text:p text:style-name="P41"><text:span text:style-name="T22"/></text:p>
            <text:p text:style-name="P41"><text:span text:style-name="T22">cagcgtt</text:span><text:span text:style-name="T22">tccgctt</text:span><text:span text:style-name="T22">tttcacc</text:span><text:span text:style-name="T22">ctggtga</text:span><text:span text:style-name="T22">ataagcg</text:span><text:span text:style-name="T22">tgctctt</text:span><text:span text:style-name="T22">ggatggg</text:span><text:span text:style-name="T22">tacttat</text:span><text:span text:style-name="T22">gaatgtg</text:span><text:span text:style-name="T22">gcaatga</text:span><text:span text:style-name="T22">gacaaga</text:span><text:span text:style-name="T22">ac</text:span></text:p>
          </draw:text-box>
        </draw:frame>
        <draw:frame draw:style-name="gr65" draw:text-style-name="P44" draw:layer="layout" svg:width="7.936cm" svg:height="0.886cm" svg:x="24.111cm" svg:y="6.859cm">
          <draw:text-box>
            <text:p text:style-name="P43"><text:span text:style-name="T23">Gtgcaat</text:span><text:span text:style-name="T23">gcggccg</text:span><text:span text:style-name="T23">ctGAC&gt;</text:span></text:p>
          </draw:text-box>
        </draw:frame>
        <draw:frame draw:style-name="gr66" draw:text-style-name="P44" draw:layer="layout" svg:width="11.522cm" svg:height="1.016cm" svg:x="4.715cm" svg:y="4.187cm">
          <draw:text-box>
            <text:p text:style-name="P43"><text:span text:style-name="T23">gttctga</text:span><text:span text:style-name="T23">tcctcga</text:span><text:span text:style-name="T23">gcatctt</text:span><text:span text:style-name="T23">aagaatt</text:span><text:span text:style-name="T23">c&gt;</text:span></text:p>
          </draw:text-box>
        </draw:frame>
        <draw:frame draw:style-name="gr67" draw:text-style-name="P44" draw:layer="layout" svg:width="11.796cm" svg:height="0.886cm" svg:x="21.779cm" svg:y="19.198cm">
          <draw:text-box>
            <text:p text:style-name="P43"><text:span text:style-name="T23">&lt;tgaata</text:span><text:span text:style-name="T23">cttacac</text:span><text:span text:style-name="T23">cgttact</text:span><text:span text:style-name="T23">ctgttct</text:span><text:span text:style-name="T23">tg</text:span></text:p>
          </draw:text-box>
        </draw:frame>
        <draw:frame draw:style-name="gr66" draw:text-style-name="P44" draw:layer="layout" svg:width="6.791cm" svg:height="1.016cm" svg:x="30.715cm" svg:y="6.097cm">
          <draw:text-box>
            <text:p text:style-name="P43"><text:span text:style-name="T23">GTCgagg</text:span><text:span text:style-name="T23">aacgcca</text:span><text:span text:style-name="T23">ggtt</text:span></text:p>
          </draw:text-box>
        </draw:frame>
        <draw:frame draw:style-name="gr68" draw:text-style-name="P44" draw:layer="layout" svg:width="4.064cm" svg:height="0.886cm" svg:x="4.299cm" svg:y="9.275cm">
          <draw:text-box>
            <text:p text:style-name="P43"><text:span text:style-name="T23"><text:s/></text:span><text:span text:style-name="T23">gcccact</text:span><text:span text:style-name="T23">&gt;</text:span></text:p>
          </draw:text-box>
        </draw:frame>
        <draw:frame draw:style-name="gr45" draw:text-style-name="P46" draw:layer="layout" svg:width="9.038cm" svg:height="0.886cm" svg:x="15.829cm" svg:y="9.302cm">
          <draw:text-box>
            <text:p text:style-name="P45"><text:span text:style-name="T23">GTGccat</text:span><text:span text:style-name="T23">ctgtgca</text:span><text:span text:style-name="T23">gacaaac</text:span><text:span text:style-name="T23">g&gt;</text:span></text:p>
          </draw:text-box>
        </draw:frame>
        <draw:frame draw:style-name="gr45" draw:text-style-name="P46" draw:layer="layout" svg:width="9.058cm" svg:height="0.886cm" svg:x="7.555cm" svg:y="10.799cm">
          <draw:text-box>
            <text:p text:style-name="P45"><text:span text:style-name="T23">&lt;gagtga</text:span><text:span text:style-name="T23">tcactgg</text:span><text:span text:style-name="T23">acgtcgg</text:span><text:span text:style-name="T23">CTG</text:span></text:p>
          </draw:text-box>
        </draw:frame>
        <draw:frame draw:style-name="gr45" draw:text-style-name="P46" draw:layer="layout" svg:width="11.884cm" svg:height="0.886cm" svg:x="17.561cm" svg:y="10.652cm">
          <draw:text-box>
            <text:p text:style-name="P45"><text:span text:style-name="T23">&lt;agacac</text:span><text:span text:style-name="T23">gtctgtt</text:span><text:span text:style-name="T23">tgcgtag</text:span><text:span text:style-name="T23">tcCTA</text:span><text:span text:style-name="T24">AA</text:span><text:span text:style-name="T24">TTTA</text:span></text:p>
          </draw:text-box>
        </draw:frame>
        <draw:frame draw:style-name="gr45" draw:text-style-name="P46" draw:layer="layout" svg:width="11.004cm" svg:height="0.886cm" svg:x="26.315cm" svg:y="11.237cm">
          <draw:text-box>
            <text:p text:style-name="P45"><text:span text:style-name="T23">&lt;taggcc</text:span><text:span text:style-name="T23">taaatgg</text:span><text:span text:style-name="T23">acttagt</text:span><text:span text:style-name="T23">taaccgc</text:span><text:span text:style-name="T23">tt</text:span></text:p>
          </draw:text-box>
        </draw:frame>
        <draw:custom-shape draw:style-name="gr18" draw:text-style-name="P11" draw:layer="layout" svg:width="1.778cm" svg:height="1.016cm" svg:x="8.357cm" svg:y="2.917cm">
          <text:p text:style-name="P10"><text:span text:style-name="T6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26.591cm" svg:y="20.084cm">
          <text:p text:style-name="P12"><text:span text:style-name="T6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31.979cm" svg:y="12.061cm">
          <text:p text:style-name="P12"><text:span text:style-name="T6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1" draw:layer="layout" svg:width="2.157cm" svg:height="1.016cm" svg:x="25.883cm" svg:y="5.843cm">
          <text:p text:style-name="P10"><text:span text:style-name="T6">11</text:span><text:span text:style-name="T6">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1.778cm" svg:height="1.016cm" svg:x="4.875cm" svg:y="8.328cm">
          <text:p text:style-name="P10"><text:span text:style-name="T6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20.549cm" svg:y="11.538cm">
          <text:p text:style-name="P12"><text:span text:style-name="T6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1.778cm" svg:height="1.016cm" svg:x="18.886cm" svg:y="8.328cm">
          <text:p text:style-name="P10"><text:span text:style-name="T6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1.778cm" svg:height="1.016cm" svg:x="10.897cm" svg:y="11.685cm">
          <text:p text:style-name="P12"><text:span text:style-name="T6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8" draw:layer="layout" svg:x1="2.261cm" svg:y1="5.457cm" svg:x2="4.801cm" svg:y2="5.457cm">
          <text:p/>
        </draw:line>
        <draw:line draw:style-name="gr62" draw:text-style-name="P8" draw:layer="layout" svg:x1="32.541cm" svg:y1="18.765cm" svg:x2="35.081cm" svg:y2="18.765cm">
          <text:p/>
        </draw:line>
        <presentation:notes draw:style-name="dp1">
          <draw:page-thumbnail draw:style-name="gr63" draw:layer="layout" svg:width="19.798cm" svg:height="11.136cm" svg:x="0.6cm" svg:y="2.257cm" draw:page-number="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4" draw:text-style-name="P42" draw:layer="layout" svg:width="32.836cm" svg:height="10.411cm" svg:x="4.471cm" svg:y="3.658cm">
          <draw:text-box>
            <text:p text:style-name="P41"><text:span text:style-name="T17">gttctga</text:span><text:span text:style-name="T17">tcctcga</text:span><text:span text:style-name="T17">gcatctt</text:span><text:span text:style-name="T17">aagaatt</text:span><text:span text:style-name="T17">cgtccca</text:span><text:span text:style-name="T17">cggtttg</text:span><text:span text:style-name="T17">tctagag</text:span><text:span text:style-name="T17">cagccga</text:span><text:span text:style-name="T17">caatctg</text:span><text:span text:style-name="T17">gccaatt</text:span><text:span text:style-name="T17">tcctgac</text:span><text:span text:style-name="T17">gggtaat</text:span><text:span text:style-name="T17">tttgatt</text:span><text:span text:style-name="T17">tg</text:span></text:p>
            <text:p text:style-name="P41"><text:span text:style-name="T17"/></text:p>
            <text:p text:style-name="P41"><text:span text:style-name="T17"/></text:p>
            <text:p text:style-name="P41"><text:span text:style-name="T17">catgccg</text:span><text:span text:style-name="T17">tccgggt</text:span><text:span text:style-name="T17">gagtcat</text:span><text:span text:style-name="T17">agcgtct</text:span><text:span text:style-name="T17">ggt</text:span><text:span text:style-name="T18">tgtt</text:span><text:span text:style-name="T18">ttgccag</text:span><text:span text:style-name="T18">attcagc</text:span><text:span text:style-name="T18">agagtct</text:span><text:span text:style-name="T18">gtgcaat</text:span><text:span text:style-name="T18">gcggccg</text:span><text:span text:style-name="T18">ctGAC</text:span><text:span text:style-name="T19">GT</text:span><text:span text:style-name="T19">Cgaggaa</text:span><text:span text:style-name="T19">cgccagg</text:span><text:span text:style-name="T19">tt</text:span></text:p>
            <text:p text:style-name="P41"><text:span text:style-name="T19"/></text:p>
            <text:p text:style-name="P41"><text:span text:style-name="T19"/></text:p>
            <text:p text:style-name="P41"><text:span text:style-name="T19">gcccact</text:span><text:span text:style-name="T19">ttctcac</text:span><text:span text:style-name="T19">tagtgac</text:span><text:span text:style-name="T19">ctgcagc</text:span><text:span text:style-name="T19">cGAC</text:span><text:span text:style-name="T20">GTG</text:span><text:span text:style-name="T20">ccatctg</text:span><text:span text:style-name="T20">tgcagac</text:span><text:span text:style-name="T20">aaacgca</text:span><text:span text:style-name="T20">tcagGAT</text:span><text:span text:style-name="T21">ATCcgga</text:span><text:span text:style-name="T21">tttacct</text:span><text:span text:style-name="T21">gaatcaa</text:span><text:span text:style-name="T21">ttggcga</text:span><text:span text:style-name="T21">aa</text:span></text:p>
            <text:p text:style-name="P41"><text:span text:style-name="T21"/></text:p>
            <text:p text:style-name="P41"><text:span text:style-name="T21"/></text:p>
            <text:p text:style-name="P41"><text:span text:style-name="T21">ttttttg</text:span><text:span text:style-name="T21">tacgaaa</text:span><text:span text:style-name="T21">tttcagc</text:span><text:span text:style-name="T21">cac</text:span><text:span text:style-name="T22">ttca</text:span><text:span text:style-name="T22">caggcgg</text:span><text:span text:style-name="T22">ttttcgc</text:span><text:span text:style-name="T22">acgtacc</text:span><text:span text:style-name="T22">catgcgc</text:span><text:span text:style-name="T22">tacgttc</text:span><text:span text:style-name="T22">ctggccc</text:span><text:span text:style-name="T22">tcttcaa</text:span><text:span text:style-name="T22">acaggcc</text:span><text:span text:style-name="T22">cagttcg</text:span><text:span text:style-name="T22">cc</text:span></text:p>
            <text:p text:style-name="P41"><text:span text:style-name="T22"/></text:p>
            <text:p text:style-name="P41"><text:span text:style-name="T22"/></text:p>
            <text:p text:style-name="P41"><text:span text:style-name="T22">aataaaa</text:span><text:span text:style-name="T22">tcaccct</text:span><text:span text:style-name="T22">gattcag</text:span><text:span text:style-name="T22">ataggag</text:span><text:span text:style-name="T22">aggatca</text:span><text:span text:style-name="T22">tttcttt</text:span><text:span text:style-name="T22">accctct</text:span><text:span text:style-name="T22">tcgtctt</text:span><text:span text:style-name="T22">tgatcag</text:span><text:span text:style-name="T22">cactgcc</text:span><text:span text:style-name="T22">acagagc</text:span><text:span text:style-name="T22">ctttaac</text:span><text:span text:style-name="T22">gatgtag</text:span><text:span text:style-name="T22">ta</text:span></text:p>
            <text:p text:style-name="P41"><text:span text:style-name="T22"/></text:p>
            <text:p text:style-name="P41"><text:span text:style-name="T22"/></text:p>
            <text:p text:style-name="P41"><text:span text:style-name="T22">cagcgtt</text:span><text:span text:style-name="T22">tccgctt</text:span><text:span text:style-name="T22">tttcacc</text:span><text:span text:style-name="T22">ctggtga</text:span><text:span text:style-name="T22">ataagcg</text:span><text:span text:style-name="T22">tgctctt</text:span><text:span text:style-name="T22">ggatggg</text:span><text:span text:style-name="T22">tacttat</text:span><text:span text:style-name="T22">gaatgtg</text:span><text:span text:style-name="T22">gcaatga</text:span><text:span text:style-name="T22">gacaaga</text:span><text:span text:style-name="T22">ac</text:span></text:p>
          </draw:text-box>
        </draw:frame>
        <draw:frame draw:style-name="gr70" draw:text-style-name="P50" draw:layer="layout" svg:width="33.02cm" svg:height="8.506cm" svg:x="4.709cm" svg:y="19.147cm">
          <draw:text-box>
            <text:p text:style-name="P49"><text:span text:style-name="T29">gttctga</text:span><text:span text:style-name="T29">tcctcga</text:span><text:span text:style-name="T29">gcatctt</text:span><text:span text:style-name="T29">aagaatt</text:span><text:span text:style-name="T29">cgtccca</text:span><text:span text:style-name="T29">cggtttg</text:span><text:span text:style-name="T29">tctagag</text:span><text:span text:style-name="T29">cagccga</text:span><text:span text:style-name="T29">caatctg</text:span><text:span text:style-name="T29">gccaatt</text:span><text:span text:style-name="T29">tcctgac</text:span><text:span text:style-name="T29">gggtaat</text:span><text:span text:style-name="T29">tttgatt</text:span><text:span text:style-name="T29">tg</text:span></text:p>
            <text:p text:style-name="P49"><text:span text:style-name="T29"/></text:p>
            <text:p text:style-name="P49"><text:span text:style-name="T29"/></text:p>
            <text:p text:style-name="P49"><text:span text:style-name="T29">catgccg</text:span><text:span text:style-name="T29">tccgggt</text:span><text:span text:style-name="T29">gagtcat</text:span><text:span text:style-name="T29">agcgtct</text:span><text:span text:style-name="T29">ggt</text:span><text:span text:style-name="T37">GACG</text:span><text:span text:style-name="T37">TCATGCG</text:span><text:span text:style-name="T37">CATGATA</text:span><text:span text:style-name="T37">TC</text:span><text:span text:style-name="T36">ttcac</text:span><text:span text:style-name="T36">aggcggt</text:span><text:span text:style-name="T36">tttcgca</text:span><text:span text:style-name="T36">cgtaccc</text:span><text:span text:style-name="T36">atgcgct</text:span><text:span text:style-name="T36">acgttcc</text:span><text:span text:style-name="T36">tg</text:span></text:p>
            <text:p text:style-name="P49"><text:span text:style-name="T36"/></text:p>
            <text:p text:style-name="P49"><text:span text:style-name="T36"/></text:p>
            <text:p text:style-name="P49"><text:span text:style-name="T36">gccctct</text:span><text:span text:style-name="T36">tcaaaca</text:span><text:span text:style-name="T36">ggcccag</text:span><text:span text:style-name="T36">ttcgcca</text:span><text:span text:style-name="T36">ataaaat</text:span><text:span text:style-name="T36">caccctg</text:span><text:span text:style-name="T36">attcaga</text:span><text:span text:style-name="T36">taggaga</text:span><text:span text:style-name="T36">ggatcat</text:span><text:span text:style-name="T36">ttcttta</text:span><text:span text:style-name="T36">ccctctt</text:span><text:span text:style-name="T36">cgtcttt</text:span><text:span text:style-name="T36">gatcagc</text:span><text:span text:style-name="T36">ac</text:span></text:p>
            <text:p text:style-name="P49"><text:span text:style-name="T36"/></text:p>
            <text:p text:style-name="P49"><text:span text:style-name="T36"/></text:p>
            <text:p text:style-name="P49"><text:span text:style-name="T36">tgccaca</text:span><text:span text:style-name="T36">gagcctt</text:span><text:span text:style-name="T36">taacgat</text:span><text:span text:style-name="T36">gtagtac</text:span><text:span text:style-name="T36">agcgttt</text:span><text:span text:style-name="T36">ccgcttt</text:span><text:span text:style-name="T36">ttcaccc</text:span><text:span text:style-name="T36">tggtgaa</text:span><text:span text:style-name="T36">taagcgt</text:span><text:span text:style-name="T36">gctcttg</text:span><text:span text:style-name="T36">gatgggt</text:span><text:span text:style-name="T36">acttatg</text:span><text:span text:style-name="T36">aatgtgg</text:span><text:span text:style-name="T36">ca</text:span></text:p>
            <text:p text:style-name="P49"><text:span text:style-name="T36"/></text:p>
            <text:p text:style-name="P49"><text:span text:style-name="T36"/></text:p>
            <text:p text:style-name="P49"><text:span text:style-name="T36">atgagac</text:span><text:span text:style-name="T36">aagaac</text:span></text:p>
          </draw:text-box>
        </draw:frame>
        <draw:frame draw:style-name="gr68" draw:text-style-name="P44" draw:layer="layout" svg:width="7.366cm" svg:height="0.886cm" svg:x="23.659cm" svg:y="4.799cm">
          <draw:text-box>
            <text:p text:style-name="P43"><text:span text:style-name="T23">gtgcaat</text:span><text:span text:style-name="T23">gcggccg</text:span><text:span text:style-name="T23">ctGAC</text:span></text:p>
          </draw:text-box>
        </draw:frame>
        <draw:frame draw:style-name="gr66" draw:text-style-name="P44" draw:layer="layout" svg:width="10.767cm" svg:height="1.016cm" svg:x="4.455cm" svg:y="2.891cm">
          <draw:text-box>
            <text:p text:style-name="P43"><text:span text:style-name="T23">gttctga</text:span><text:span text:style-name="T23">tcctcga</text:span><text:span text:style-name="T23">gcatctt</text:span><text:span text:style-name="T23">aagaatt</text:span><text:span text:style-name="T23">c</text:span></text:p>
          </draw:text-box>
        </draw:frame>
        <draw:frame draw:style-name="gr66" draw:text-style-name="P44" draw:layer="layout" svg:width="10.767cm" svg:height="1.016cm" svg:x="4.709cm" svg:y="18.385cm">
          <draw:text-box>
            <text:p text:style-name="P43"><text:span text:style-name="T23">gttctga</text:span><text:span text:style-name="T23">tcctcga</text:span><text:span text:style-name="T23">gcatctt</text:span><text:span text:style-name="T23">aagaatt</text:span><text:span text:style-name="T23">c</text:span></text:p>
          </draw:text-box>
        </draw:frame>
        <draw:frame draw:style-name="gr67" draw:text-style-name="P44" draw:layer="layout" svg:width="11.796cm" svg:height="0.886cm" svg:x="21.619cm" svg:y="13.902cm">
          <draw:text-box>
            <text:p text:style-name="P43"><text:span text:style-name="T23">tgaatac</text:span><text:span text:style-name="T23">ttacacc</text:span><text:span text:style-name="T23">gttactc</text:span><text:span text:style-name="T23">tgttctt</text:span><text:span text:style-name="T23">g</text:span></text:p>
          </draw:text-box>
        </draw:frame>
        <draw:frame draw:style-name="gr75" draw:text-style-name="P44" draw:layer="layout" svg:width="6.35cm" svg:height="1.021cm" svg:x="31.471cm" svg:y="25.624cm">
          <draw:text-box>
            <text:p text:style-name="P43"><text:span text:style-name="T23">tgaatac</text:span><text:span text:style-name="T23">ttacacc</text:span><text:span text:style-name="T23">gt</text:span></text:p>
          </draw:text-box>
        </draw:frame>
        <draw:frame draw:style-name="gr72" draw:text-style-name="P44" draw:layer="layout" svg:width="5.175cm" svg:height="1.134cm" svg:x="4.706cm" svg:y="27.543cm">
          <draw:text-box>
            <text:p text:style-name="P43"><text:span text:style-name="T23">tactctg</text:span><text:span text:style-name="T23">ttcttg</text:span></text:p>
          </draw:text-box>
        </draw:frame>
        <draw:frame draw:style-name="gr66" draw:text-style-name="P44" draw:layer="layout" svg:width="6.791cm" svg:height="1.016cm" svg:x="30.455cm" svg:y="4.801cm">
          <draw:text-box>
            <text:p text:style-name="P43"><text:span text:style-name="T23">GTCgagg</text:span><text:span text:style-name="T23">aacgcca</text:span><text:span text:style-name="T23">ggtt</text:span></text:p>
          </draw:text-box>
        </draw:frame>
        <draw:frame draw:style-name="gr66" draw:text-style-name="P44" draw:layer="layout" svg:width="3.302cm" svg:height="1.016cm" svg:x="4.039cm" svg:y="6.833cm">
          <draw:text-box>
            <text:p text:style-name="P43"><text:span text:style-name="T23"><text:s/></text:span><text:span text:style-name="T23">gcccact</text:span></text:p>
          </draw:text-box>
        </draw:frame>
        <draw:frame draw:style-name="gr71" draw:text-style-name="P46" draw:layer="layout" svg:width="8.382cm" svg:height="1.013cm" svg:x="15.469cm" svg:y="6.906cm">
          <draw:text-box>
            <text:p text:style-name="P45"><text:span text:style-name="T23">GTGccat</text:span><text:span text:style-name="T23">ctgtgca</text:span><text:span text:style-name="T23">gacaaac</text:span><text:span text:style-name="T23">g</text:span></text:p>
          </draw:text-box>
        </draw:frame>
        <draw:frame draw:style-name="gr45" draw:text-style-name="P46" draw:layer="layout" svg:width="8.55cm" svg:height="0.886cm" svg:x="7.427cm" svg:y="8.233cm">
          <draw:text-box>
            <text:p text:style-name="P45"><text:span text:style-name="T23">gagtgat</text:span><text:span text:style-name="T23">cactgga</text:span><text:span text:style-name="T23">cgtcggC</text:span><text:span text:style-name="T23">TG</text:span></text:p>
          </draw:text-box>
        </draw:frame>
        <draw:frame draw:style-name="gr59" draw:text-style-name="P46" draw:layer="layout" svg:width="11.559cm" svg:height="0.963cm" svg:x="17.501cm" svg:y="8.156cm">
          <draw:text-box>
            <text:p text:style-name="P45"><text:span text:style-name="T23">agacacg</text:span><text:span text:style-name="T23">tctgttt</text:span><text:span text:style-name="T23">gcgtagt</text:span><text:span text:style-name="T23">cCTA</text:span><text:span text:style-name="T24">AAT</text:span><text:span text:style-name="T24">TTA</text:span></text:p>
          </draw:text-box>
        </draw:frame>
        <draw:frame draw:style-name="gr76" draw:text-style-name="P46" draw:layer="layout" svg:width="11.72cm" svg:height="0.886cm" svg:x="26.355cm" svg:y="8.741cm">
          <draw:text-box>
            <text:p text:style-name="P45"><text:span text:style-name="T23">taggcct</text:span><text:span text:style-name="T23">aaatgga</text:span><text:span text:style-name="T23">cttagtt</text:span><text:span text:style-name="T23">aaccgct</text:span><text:span text:style-name="T23">t</text:span></text:p>
          </draw:text-box>
        </draw:frame>
        <presentation:notes draw:style-name="dp1">
          <draw:page-thumbnail draw:style-name="gr63" draw:layer="layout" svg:width="19.798cm" svg:height="11.136cm" svg:x="0.6cm" svg:y="2.257cm" draw:page-number="5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4" draw:text-style-name="P54" draw:layer="layout" svg:width="32.836cm" svg:height="4.061cm" svg:x="5.239cm" svg:y="6.071cm">
          <draw:text-box>
            <text:p text:style-name="P53"><text:span text:style-name="T38">gttctga</text:span><text:span text:style-name="T38">tcctcga</text:span><text:span text:style-name="T38">gcatctt</text:span><text:span text:style-name="T38">aagaatt</text:span><text:span text:style-name="T38">c</text:span><text:span text:style-name="T17">gtccca</text:span><text:span text:style-name="T17">cggtttg</text:span><text:span text:style-name="T17">tctagag</text:span><text:span text:style-name="T17">cagccga</text:span><text:span text:style-name="T17">caatctg</text:span><text:span text:style-name="T17">gccaatt</text:span><text:span text:style-name="T17">tcctgac</text:span><text:span text:style-name="T17">gggtaat</text:span><text:span text:style-name="T17">tttgatt</text:span><text:span text:style-name="T17">tgcatgc</text:span><text:span text:style-name="T17">cgtccgg</text:span><text:span text:style-name="T17">gtgagtc</text:span><text:span text:style-name="T17">atagcgt</text:span><text:span text:style-name="T17">ctggt</text:span><text:span text:style-name="T18">tg</text:span><text:span text:style-name="T18">ttttgcc</text:span><text:span text:style-name="T18">agattca</text:span><text:span text:style-name="T18">gcagagt</text:span><text:span text:style-name="T18">ctgtgca</text:span><text:span text:style-name="T18">atgcggc</text:span><text:span text:style-name="T18">cgctGAC</text:span><text:span text:style-name="T19">GTCgagg</text:span><text:span text:style-name="T19">aacgcca</text:span><text:span text:style-name="T19">ggttgcc</text:span><text:span text:style-name="T19">cactttc</text:span><text:span text:style-name="T19">tcactag</text:span><text:span text:style-name="T19">tgacctg</text:span><text:span text:style-name="T19">cagccGA</text:span><text:span text:style-name="T19">C</text:span><text:span text:style-name="T20">GTGcca</text:span><text:span text:style-name="T20">tctgtgc</text:span><text:span text:style-name="T20">agacaaa</text:span><text:span text:style-name="T20">cgcatca</text:span><text:span text:style-name="T20">gGAT</text:span><text:span text:style-name="T21">ATC</text:span><text:span text:style-name="T21">cggattt</text:span><text:span text:style-name="T21">acctgaa</text:span><text:span text:style-name="T21">tcaattg</text:span><text:span text:style-name="T21">gcgaaat</text:span><text:span text:style-name="T21">tttttgt</text:span><text:span text:style-name="T21">acgaaat</text:span><text:span text:style-name="T21">ttcagcc</text:span><text:span text:style-name="T21">ac</text:span><text:span text:style-name="T22">ttcac</text:span><text:span text:style-name="T22">aggcggt</text:span><text:span text:style-name="T22">tttcgca</text:span><text:span text:style-name="T22">cgtaccc</text:span><text:span text:style-name="T22">atgcgct</text:span><text:span text:style-name="T22">acgttcc</text:span><text:span text:style-name="T22">tggccct</text:span><text:span text:style-name="T22">cttcaaa</text:span><text:span text:style-name="T22">caggccc</text:span><text:span text:style-name="T22">agttcgc</text:span><text:span text:style-name="T22">caataaa</text:span><text:span text:style-name="T22">atcaccc</text:span><text:span text:style-name="T22">tgattca</text:span><text:span text:style-name="T22">gatagga</text:span><text:span text:style-name="T22">gaggatc</text:span><text:span text:style-name="T22">atttctt</text:span><text:span text:style-name="T22">taccctc</text:span><text:span text:style-name="T22">ttcgtct</text:span><text:span text:style-name="T22">ttgatca</text:span><text:span text:style-name="T22">gcactgc</text:span><text:span text:style-name="T22">cacagag</text:span><text:span text:style-name="T22">cctttaa</text:span><text:span text:style-name="T22">cgatgta</text:span><text:span text:style-name="T22">gtacagc</text:span><text:span text:style-name="T22">gtttccg</text:span><text:span text:style-name="T22">ctttttc</text:span><text:span text:style-name="T22">accctgg</text:span><text:span text:style-name="T22">tgaataa</text:span><text:span text:style-name="T22">gcgtgct</text:span><text:span text:style-name="T22">cttggat</text:span><text:span text:style-name="T22">gggt</text:span><text:span text:style-name="T38">act</text:span><text:span text:style-name="T38">tatgaat</text:span><text:span text:style-name="T38">gtggcaa</text:span><text:span text:style-name="T38">tgagaca</text:span><text:span text:style-name="T38">agaac</text:span></text:p>
          </draw:text-box>
        </draw:frame>
        <draw:frame draw:style-name="gr70" draw:text-style-name="P50" draw:layer="layout" svg:width="33.02cm" svg:height="3.426cm" svg:x="5.055cm" svg:y="14.743cm">
          <draw:text-box>
            <text:p text:style-name="P49"><text:span text:style-name="T37">gttctga</text:span><text:span text:style-name="T37">tcctcga</text:span><text:span text:style-name="T37">gcatctt</text:span><text:span text:style-name="T37">aagaatt</text:span><text:span text:style-name="T37">c</text:span><text:span text:style-name="T29">gtccca</text:span><text:span text:style-name="T29">cggtttg</text:span><text:span text:style-name="T29">tctagag</text:span><text:span text:style-name="T29">cagccga</text:span><text:span text:style-name="T29">caatctg</text:span><text:span text:style-name="T29">gccaatt</text:span><text:span text:style-name="T29">tcctgac</text:span><text:span text:style-name="T29">gggtaat</text:span><text:span text:style-name="T29">tttgatt</text:span><text:span text:style-name="T29">tgcatgc</text:span><text:span text:style-name="T29">cgtccgg</text:span><text:span text:style-name="T29">gtgagtc</text:span><text:span text:style-name="T29">atagcgt</text:span><text:span text:style-name="T29">ctggt</text:span><text:span text:style-name="T37">GA</text:span><text:span text:style-name="T37">CGTCATG</text:span><text:span text:style-name="T37">CGCATGA</text:span><text:span text:style-name="T37">TATC</text:span><text:span text:style-name="T36">ttc</text:span><text:span text:style-name="T36">acaggcg</text:span><text:span text:style-name="T36">gttttcg</text:span><text:span text:style-name="T36">cacgtac</text:span><text:span text:style-name="T36">ccatgcg</text:span><text:span text:style-name="T36">ctacgtt</text:span><text:span text:style-name="T36">cctggcc</text:span><text:span text:style-name="T36">ctcttca</text:span><text:span text:style-name="T36">aacaggc</text:span><text:span text:style-name="T36">ccagttc</text:span><text:span text:style-name="T36">gccaata</text:span><text:span text:style-name="T36">aaatcac</text:span><text:span text:style-name="T36">cctgatt</text:span><text:span text:style-name="T36">cagatag</text:span><text:span text:style-name="T36">gagagga</text:span><text:span text:style-name="T36">tcatttc</text:span><text:span text:style-name="T36">tttaccc</text:span><text:span text:style-name="T36">tcttcgt</text:span><text:span text:style-name="T36">ctttgat</text:span><text:span text:style-name="T36">cagcact</text:span><text:span text:style-name="T36">gccacag</text:span><text:span text:style-name="T36">agccttt</text:span><text:span text:style-name="T36">aacgatg</text:span><text:span text:style-name="T36">tagtaca</text:span><text:span text:style-name="T36">gcgtttc</text:span><text:span text:style-name="T36">cgctttt</text:span><text:span text:style-name="T36">tcaccct</text:span><text:span text:style-name="T36">ggtgaat</text:span><text:span text:style-name="T36">aagcgtg</text:span><text:span text:style-name="T36">ctcttgg</text:span><text:span text:style-name="T36">atgggt</text:span><text:span text:style-name="T37">a</text:span><text:span text:style-name="T37">cttatga</text:span><text:span text:style-name="T37">atgtggc</text:span><text:span text:style-name="T37">aatgaga</text:span><text:span text:style-name="T37">caagaac</text:span></text:p>
          </draw:text-box>
        </draw:frame>
        <draw:circle draw:style-name="gr77" draw:text-style-name="P17" draw:layer="layout" svg:width="4.318cm" svg:height="4.318cm" draw:transform="rotate (-3.14159265358979) translate (8.103cm 10.9cm)" draw:kind="arc" draw:start-angle="269.66" draw:end-angle="87.12">
          <text:p/>
        </draw:circle>
        <draw:ellipse draw:style-name="gr77" draw:text-style-name="P17" draw:layer="layout" svg:width="2.108cm" svg:height="1.209cm" draw:transform="rotate (0.0153588974175501) translate (31.83cm 9.704cm)" draw:kind="arc" draw:start-angle="269.66" draw:end-angle="87.12">
          <text:p/>
        </draw:ellipse>
        <draw:line draw:style-name="gr62" draw:text-style-name="P8" draw:layer="layout" svg:x1="5.563cm" svg:y1="10.897cm" svg:x2="32.995cm" svg:y2="10.897cm">
          <text:p/>
        </draw:line>
        <draw:ellipse draw:style-name="gr78" draw:text-style-name="P17" draw:layer="layout" svg:width="4.318cm" svg:height="3.742cm" draw:transform="rotate (-3.14159265358979) translate (7.303cm 19.025cm)" draw:kind="arc" draw:start-angle="269.66" draw:end-angle="87.12">
          <text:p/>
        </draw:ellipse>
        <draw:ellipse draw:style-name="gr78" draw:text-style-name="P17" draw:layer="layout" svg:width="2.108cm" svg:height="1.209cm" draw:transform="rotate (0.0153588974175501) translate (8.815cm 17.832cm)" draw:kind="arc" draw:start-angle="269.66" draw:end-angle="87.12">
          <text:p/>
        </draw:ellipse>
        <draw:line draw:style-name="gr74" draw:text-style-name="P8" draw:layer="layout" svg:x1="5.055cm" svg:y1="19.025cm" svg:x2="9.881cm" svg:y2="19.025cm">
          <text:p/>
        </draw:line>
        <presentation:notes draw:style-name="dp2">
          <draw:page-thumbnail draw:style-name="gr63" draw:layer="layout" svg:width="19.798cm" svg:height="11.136cm" svg:x="0.6cm" svg:y="2.257cm" draw:page-number="6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4" draw:text-style-name="P54" draw:layer="layout" svg:width="32.836cm" svg:height="10.411cm" svg:x="5.071cm" svg:y="1.758cm">
          <draw:text-box>
            <text:p text:style-name="P53"><text:span text:style-name="T38">gttctga</text:span><text:span text:style-name="T38">tcctcga</text:span><text:span text:style-name="T38">gcatctt</text:span><text:span text:style-name="T38">aagaatt</text:span><text:span text:style-name="T38">c</text:span><text:span text:style-name="T17">gtccca</text:span><text:span text:style-name="T17">cggtttg</text:span><text:span text:style-name="T17">tctagag</text:span><text:span text:style-name="T17">cagccga</text:span><text:span text:style-name="T17">caatctg</text:span><text:span text:style-name="T17">gccaatt</text:span><text:span text:style-name="T17">tcctgac</text:span><text:span text:style-name="T17">gggtaat</text:span><text:span text:style-name="T17">tttgatt</text:span><text:span text:style-name="T17">tg</text:span></text:p>
            <text:p text:style-name="P53"><text:span text:style-name="T17"/></text:p>
            <text:p text:style-name="P53"><text:span text:style-name="T17"/></text:p>
            <text:p text:style-name="P53"><text:span text:style-name="T17">catgccg</text:span><text:span text:style-name="T17">tccgggt</text:span><text:span text:style-name="T17">gagtcat</text:span><text:span text:style-name="T17">agcgtct</text:span><text:span text:style-name="T17">ggt</text:span><text:span text:style-name="T18">tgtt</text:span><text:span text:style-name="T18">ttgccag</text:span><text:span text:style-name="T18">attcagc</text:span><text:span text:style-name="T18">agagtct</text:span><text:span text:style-name="T18">gtgcaat</text:span><text:span text:style-name="T18">gcggccg</text:span><text:span text:style-name="T18">ctGAC</text:span><text:span text:style-name="T19">GT</text:span><text:span text:style-name="T19">Cgaggaa</text:span><text:span text:style-name="T19">cgccagg</text:span><text:span text:style-name="T19">tt</text:span></text:p>
            <text:p text:style-name="P53"><text:span text:style-name="T19"/></text:p>
            <text:p text:style-name="P53"><text:span text:style-name="T19"/></text:p>
            <text:p text:style-name="P53"><text:span text:style-name="T19">gcccact</text:span><text:span text:style-name="T19">ttctcac</text:span><text:span text:style-name="T19">tagtgac</text:span><text:span text:style-name="T19">ctgcagc</text:span><text:span text:style-name="T19">cGAC</text:span><text:span text:style-name="T20">GTG</text:span><text:span text:style-name="T20">ccatctg</text:span><text:span text:style-name="T20">tgcagac</text:span><text:span text:style-name="T20">aaacgca</text:span><text:span text:style-name="T20">tcagGAT</text:span><text:span text:style-name="T21">ATCcgga</text:span><text:span text:style-name="T21">tttacct</text:span><text:span text:style-name="T21">gaatcaa</text:span><text:span text:style-name="T21">ttggcga</text:span><text:span text:style-name="T21">aa</text:span></text:p>
            <text:p text:style-name="P53"><text:span text:style-name="T21"/></text:p>
            <text:p text:style-name="P53"><text:span text:style-name="T21"/></text:p>
            <text:p text:style-name="P53"><text:span text:style-name="T21">ttttttg</text:span><text:span text:style-name="T21">tacgaaa</text:span><text:span text:style-name="T21">tttcagc</text:span><text:span text:style-name="T21">cac</text:span><text:span text:style-name="T22">ttca</text:span><text:span text:style-name="T22">caggcgg</text:span><text:span text:style-name="T22">ttttcgc</text:span><text:span text:style-name="T22">acgtacc</text:span><text:span text:style-name="T22">catgcgc</text:span><text:span text:style-name="T22">tacgttc</text:span><text:span text:style-name="T22">ctggccc</text:span><text:span text:style-name="T22">tcttcaa</text:span><text:span text:style-name="T22">acaggcc</text:span><text:span text:style-name="T22">cagttcg</text:span><text:span text:style-name="T22">cc</text:span></text:p>
            <text:p text:style-name="P53"><text:span text:style-name="T22"/></text:p>
            <text:p text:style-name="P53"><text:span text:style-name="T22"/></text:p>
            <text:p text:style-name="P53"><text:span text:style-name="T22">aataaaa</text:span><text:span text:style-name="T22">tcaccct</text:span><text:span text:style-name="T22">gattcag</text:span><text:span text:style-name="T22">ataggag</text:span><text:span text:style-name="T22">aggatca</text:span><text:span text:style-name="T22">tttcttt</text:span><text:span text:style-name="T22">accctct</text:span><text:span text:style-name="T22">tcgtctt</text:span><text:span text:style-name="T22">tgatcag</text:span><text:span text:style-name="T22">cactgcc</text:span><text:span text:style-name="T22">acagagc</text:span><text:span text:style-name="T22">ctttaac</text:span><text:span text:style-name="T22">gatgtag</text:span><text:span text:style-name="T22">ta</text:span></text:p>
            <text:p text:style-name="P53"><text:span text:style-name="T22"/></text:p>
            <text:p text:style-name="P53"><text:span text:style-name="T22"/></text:p>
            <text:p text:style-name="P53"><text:span text:style-name="T22">cagcgtt</text:span><text:span text:style-name="T22">tccgctt</text:span><text:span text:style-name="T22">tttcacc</text:span><text:span text:style-name="T22">ctggtga</text:span><text:span text:style-name="T22">ataagcg</text:span><text:span text:style-name="T22">tgctctt</text:span><text:span text:style-name="T22">ggatggg</text:span><text:span text:style-name="T22">t</text:span><text:span text:style-name="T38">acttat</text:span><text:span text:style-name="T38">gaatgtg</text:span><text:span text:style-name="T38">gcaatga</text:span><text:span text:style-name="T38">gacaaga</text:span><text:span text:style-name="T38">ac</text:span></text:p>
          </draw:text-box>
        </draw:frame>
        <draw:frame draw:style-name="gr70" draw:text-style-name="P50" draw:layer="layout" svg:width="33.02cm" svg:height="8.506cm" svg:x="5.309cm" svg:y="17.247cm">
          <draw:text-box>
            <text:p text:style-name="P49"><text:span text:style-name="T37">gttctga</text:span><text:span text:style-name="T37">tcctcga</text:span><text:span text:style-name="T37">gcatctt</text:span><text:span text:style-name="T37">aagaatt</text:span><text:span text:style-name="T37">c</text:span><text:span text:style-name="T29">gtccca</text:span><text:span text:style-name="T29">cggtttg</text:span><text:span text:style-name="T29">tctagag</text:span><text:span text:style-name="T29">cagccga</text:span><text:span text:style-name="T29">caatctg</text:span><text:span text:style-name="T29">gccaatt</text:span><text:span text:style-name="T29">tcctgac</text:span><text:span text:style-name="T29">gggtaat</text:span><text:span text:style-name="T29">tttgatt</text:span><text:span text:style-name="T29">tg</text:span></text:p>
            <text:p text:style-name="P49"><text:span text:style-name="T29"/></text:p>
            <text:p text:style-name="P49"><text:span text:style-name="T29"/></text:p>
            <text:p text:style-name="P49"><text:span text:style-name="T29">catgccg</text:span><text:span text:style-name="T29">tccgggt</text:span><text:span text:style-name="T29">gagtcat</text:span><text:span text:style-name="T29">agcgtct</text:span><text:span text:style-name="T29">ggt</text:span><text:span text:style-name="T37">GACG</text:span><text:span text:style-name="T37">TCATGCG</text:span><text:span text:style-name="T37">CATGATA</text:span><text:span text:style-name="T37">TC</text:span><text:span text:style-name="T36">ttcac</text:span><text:span text:style-name="T36">aggcggt</text:span><text:span text:style-name="T36">tttcgca</text:span><text:span text:style-name="T36">cgtaccc</text:span><text:span text:style-name="T36">atgcgct</text:span><text:span text:style-name="T36">acgttcc</text:span><text:span text:style-name="T36">tg</text:span></text:p>
            <text:p text:style-name="P49"><text:span text:style-name="T36"/></text:p>
            <text:p text:style-name="P49"><text:span text:style-name="T36"/></text:p>
            <text:p text:style-name="P49"><text:span text:style-name="T36">gccctct</text:span><text:span text:style-name="T36">tcaaaca</text:span><text:span text:style-name="T36">ggcccag</text:span><text:span text:style-name="T36">ttcgcca</text:span><text:span text:style-name="T36">ataaaat</text:span><text:span text:style-name="T36">caccctg</text:span><text:span text:style-name="T36">attcaga</text:span><text:span text:style-name="T36">taggaga</text:span><text:span text:style-name="T36">ggatcat</text:span><text:span text:style-name="T36">ttcttta</text:span><text:span text:style-name="T36">ccctctt</text:span><text:span text:style-name="T36">cgtcttt</text:span><text:span text:style-name="T36">gatcagc</text:span><text:span text:style-name="T36">ac</text:span></text:p>
            <text:p text:style-name="P49"><text:span text:style-name="T36"/></text:p>
            <text:p text:style-name="P49"><text:span text:style-name="T36"/></text:p>
            <text:p text:style-name="P49"><text:span text:style-name="T36">tgccaca</text:span><text:span text:style-name="T36">gagcctt</text:span><text:span text:style-name="T36">taacgat</text:span><text:span text:style-name="T36">gtagtac</text:span><text:span text:style-name="T36">agcgttt</text:span><text:span text:style-name="T36">ccgcttt</text:span><text:span text:style-name="T36">ttcaccc</text:span><text:span text:style-name="T36">tggtgaa</text:span><text:span text:style-name="T36">taagcgt</text:span><text:span text:style-name="T36">gctcttg</text:span><text:span text:style-name="T36">gatgggt</text:span><text:span text:style-name="T37">acttatg</text:span><text:span text:style-name="T37">aatgtgg</text:span><text:span text:style-name="T37">ca</text:span></text:p>
            <text:p text:style-name="P49"><text:span text:style-name="T37"/></text:p>
            <text:p text:style-name="P49"><text:span text:style-name="T37"/></text:p>
            <text:p text:style-name="P49"><text:span text:style-name="T37">atgagac</text:span><text:span text:style-name="T37">aagaac</text:span></text:p>
          </draw:text-box>
        </draw:frame>
        <draw:line draw:style-name="gr79" draw:text-style-name="P8" draw:layer="layout" svg:x1="5.263cm" svg:y1="2.593cm" svg:x2="15.423cm" svg:y2="2.593cm">
          <text:p/>
        </draw:line>
        <draw:line draw:style-name="gr79" draw:text-style-name="P8" draw:layer="layout" svg:x1="5.263cm" svg:y1="2.593cm" svg:x2="15.423cm" svg:y2="2.593cm">
          <text:p/>
        </draw:line>
        <draw:line draw:style-name="gr79" draw:text-style-name="P8" draw:layer="layout" svg:x1="32.695cm" svg:y1="12.499cm" svg:x2="22.789cm" svg:y2="12.499cm">
          <text:p/>
        </draw:line>
        <draw:line draw:style-name="gr79" draw:text-style-name="P8" draw:layer="layout" svg:x1="37.567cm" svg:y1="24.105cm" svg:x2="32.233cm" svg:y2="24.105cm">
          <text:p/>
        </draw:line>
        <draw:line draw:style-name="gr51" draw:text-style-name="P8" draw:layer="layout" svg:x1="5.563cm" svg:y1="25.883cm" svg:x2="10.135cm" svg:y2="25.883cm">
          <text:p/>
        </draw:line>
        <draw:line draw:style-name="gr79" draw:text-style-name="P8" draw:layer="layout" svg:x1="5.463cm" svg:y1="18.193cm" svg:x2="15.623cm" svg:y2="18.193cm">
          <text:p/>
        </draw:line>
        <draw:frame draw:style-name="gr68" draw:text-style-name="P46" draw:layer="layout" svg:width="7.366cm" svg:height="0.886cm" svg:x="24.359cm" svg:y="2.899cm">
          <draw:text-box>
            <text:p text:style-name="P45"><text:span text:style-name="T23">gtgcaat</text:span><text:span text:style-name="T23">gcggccg</text:span><text:span text:style-name="T23">ctGAC</text:span></text:p>
          </draw:text-box>
        </draw:frame>
        <presentation:notes draw:style-name="dp1">
          <draw:page-thumbnail draw:style-name="gr63" draw:layer="layout" svg:width="19.798cm" svg:height="11.136cm" svg:x="0.6cm" svg:y="2.257cm" draw:page-number="7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3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1-07-14T18:17:18.579885258</dc:date>
    <meta:editing-duration>PT6H56M21S</meta:editing-duration>
    <meta:editing-cycles>62</meta:editing-cycles>
    <meta:generator>LibreOffice/7.1.4.2$Linux_X86_64 LibreOffice_project/10$Build-2</meta:generator>
    <dc:creator>Björn Johansson</dc:creator>
    <meta:document-statistic meta:object-count="279"/>
  </office:meta>
</office:document-meta>
</file>